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paragraph-properties fo:text-align="justify" style:justify-single-word="false"/>
      <style:text-properties officeooo:rsid="02c66063" officeooo:paragraph-rsid="02c66063"/>
    </style:style>
    <style:style style:name="P88" style:family="paragraph" style:parent-style-name="Standard" style:list-style-name="WWNum1">
      <style:paragraph-properties fo:margin-left="0.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1" style:family="paragraph" style:parent-style-name="Standard" style:list-style-name="WWNum1">
      <style:paragraph-properties fo:margin-left="0.75in" fo:margin-right="0in" fo:text-align="justify" style:justify-single-word="false" fo:text-indent="-0.25in" style:auto-text-indent="false"/>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83"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4"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48"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49"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5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5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52"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5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54"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5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56" style:family="text">
      <style:text-properties style:font-name="Times New Roman" fo:font-size="11pt" fo:language="hr" fo:country="HR" fo:font-weight="normal" style:font-size-asian="11pt" style:font-weight-asian="normal" style:font-size-complex="11pt" style:font-weight-complex="normal"/>
    </style:style>
    <style:style style:name="T257"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5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5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6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5"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6"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7"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8"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69" style:family="text">
      <style:text-properties style:font-name="Times New Roman" style:font-size-complex="10pt"/>
    </style:style>
    <style:style style:name="T270" style:family="text">
      <style:text-properties style:font-name="Times New Roman" fo:font-style="italic" style:font-style-asian="italic" style:font-style-complex="italic"/>
    </style:style>
    <style:style style:name="T271" style:family="text">
      <style:text-properties style:font-name="Times New Roman" fo:font-style="italic" officeooo:rsid="029fbcd4" style:font-style-asian="italic" style:font-style-complex="italic"/>
    </style:style>
    <style:style style:name="T272" style:family="text">
      <style:text-properties style:font-name="Times New Roman" fo:font-style="italic" style:text-underline-style="none" style:font-style-asian="italic" style:font-style-complex="italic"/>
    </style:style>
    <style:style style:name="T273" style:family="text">
      <style:text-properties style:font-name="Times New Roman" fo:font-style="normal" style:font-style-asian="normal" style:font-style-complex="normal"/>
    </style:style>
    <style:style style:name="T274" style:family="text">
      <style:text-properties style:font-name="Times New Roman" fo:font-style="normal" style:font-style-asian="normal" style:font-size-complex="10pt" style:font-style-complex="normal"/>
    </style:style>
    <style:style style:name="T275" style:family="text">
      <style:text-properties fo:language="hr" fo:country="HR"/>
    </style:style>
    <style:style style:name="T276" style:family="text">
      <style:text-properties fo:language="hr" fo:country="HR" fo:font-style="italic" style:font-style-asian="italic"/>
    </style:style>
    <style:style style:name="T277" style:family="text">
      <style:text-properties fo:language="hr" fo:country="HR" fo:font-style="italic" style:font-style-asian="italic" style:font-style-complex="italic"/>
    </style:style>
    <style:style style:name="T278" style:family="text">
      <style:text-properties fo:language="hr" fo:country="HR" fo:font-style="italic" officeooo:rsid="000e60ac" style:font-style-asian="italic" style:font-style-complex="italic"/>
    </style:style>
    <style:style style:name="T279" style:family="text">
      <style:text-properties fo:language="hr" fo:country="HR" fo:font-style="italic" officeooo:rsid="000fbdb8" style:font-style-asian="italic" style:font-style-complex="italic"/>
    </style:style>
    <style:style style:name="T280" style:family="text">
      <style:text-properties fo:language="hr" fo:country="HR" fo:font-style="italic" officeooo:rsid="01052669" style:font-style-asian="italic" style:font-style-complex="italic"/>
    </style:style>
    <style:style style:name="T281" style:family="text">
      <style:text-properties fo:language="hr" fo:country="HR" fo:font-style="italic" officeooo:rsid="0107f37f" style:font-style-asian="italic" style:font-style-complex="italic"/>
    </style:style>
    <style:style style:name="T282" style:family="text">
      <style:text-properties fo:language="hr" fo:country="HR" fo:font-style="italic" officeooo:rsid="0123c1dd" style:font-style-asian="italic" style:font-style-complex="italic"/>
    </style:style>
    <style:style style:name="T283" style:family="text">
      <style:text-properties fo:language="hr" fo:country="HR" fo:font-style="italic" officeooo:rsid="01f912b6" style:font-style-asian="italic" style:font-style-complex="italic"/>
    </style:style>
    <style:style style:name="T284" style:family="text">
      <style:text-properties fo:language="hr" fo:country="HR" fo:font-style="italic" officeooo:rsid="027143bd" style:font-style-asian="italic" style:font-style-complex="italic"/>
    </style:style>
    <style:style style:name="T285" style:family="text">
      <style:text-properties fo:language="hr" fo:country="HR" fo:font-style="normal" style:font-style-asian="normal" style:font-style-complex="normal"/>
    </style:style>
    <style:style style:name="T286" style:family="text">
      <style:text-properties fo:language="hr" fo:country="HR" fo:font-style="normal" officeooo:rsid="0107f37f" style:font-style-asian="normal" style:font-style-complex="normal"/>
    </style:style>
    <style:style style:name="T287" style:family="text">
      <style:text-properties fo:language="hr" fo:country="HR" fo:font-style="normal" officeooo:rsid="010965ab" style:font-style-asian="normal" style:font-style-complex="normal"/>
    </style:style>
    <style:style style:name="T288" style:family="text">
      <style:text-properties fo:language="hr" fo:country="HR" fo:font-style="normal" officeooo:rsid="0123c1dd" style:font-style-asian="normal" style:font-style-complex="normal"/>
    </style:style>
    <style:style style:name="T289" style:family="text">
      <style:text-properties fo:language="hr" fo:country="HR" fo:font-style="normal" officeooo:rsid="027143bd" style:font-style-asian="normal" style:font-style-complex="normal"/>
    </style:style>
    <style:style style:name="T290" style:family="text">
      <style:text-properties fo:language="hr" fo:country="HR" officeooo:rsid="0039b9c8"/>
    </style:style>
    <style:style style:name="T291" style:family="text">
      <style:text-properties fo:language="hr" fo:country="HR" officeooo:rsid="00bb2803"/>
    </style:style>
    <style:style style:name="T292" style:family="text">
      <style:text-properties fo:language="hr" fo:country="HR" officeooo:rsid="00e92387"/>
    </style:style>
    <style:style style:name="T293" style:family="text">
      <style:text-properties fo:language="hr" fo:country="HR" officeooo:rsid="00ed225a"/>
    </style:style>
    <style:style style:name="T294" style:family="text">
      <style:text-properties fo:language="hr" fo:country="HR" officeooo:rsid="00edeeee"/>
    </style:style>
    <style:style style:name="T295" style:family="text">
      <style:text-properties fo:language="hr" fo:country="HR" officeooo:rsid="010965ab"/>
    </style:style>
    <style:style style:name="T296" style:family="text">
      <style:text-properties fo:language="hr" fo:country="HR" officeooo:rsid="01f912b6"/>
    </style:style>
    <style:style style:name="T297"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98"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99"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00"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301"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02" style:family="text">
      <style:text-properties style:font-name="Courier New"/>
    </style:style>
    <style:style style:name="T303"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39"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41"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44"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45"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4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47" style:family="text">
      <style:text-properties style:font-name="Courier New" fo:font-size="11pt" style:font-size-asian="11pt" style:font-size-complex="11pt"/>
    </style:style>
    <style:style style:name="T348"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49"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350" style:family="text">
      <style:text-properties style:font-name="Courier New" fo:language="hr" fo:country="HR" fo:font-style="normal" style:font-style-asian="normal" style:font-style-complex="normal"/>
    </style:style>
    <style:style style:name="T351" style:family="text">
      <style:text-properties style:font-name="Courier New" fo:language="hr" fo:country="HR" fo:font-style="normal" officeooo:rsid="0296a0a0" style:font-style-asian="normal" style:font-style-complex="normal"/>
    </style:style>
    <style:style style:name="T352" style:family="text">
      <style:text-properties style:font-name="Courier New" officeooo:rsid="011a7c68"/>
    </style:style>
    <style:style style:name="T353" style:family="text">
      <style:text-properties style:font-name="Courier New" fo:font-style="italic" officeooo:rsid="01650a04" style:font-style-asian="italic" style:font-style-complex="italic"/>
    </style:style>
    <style:style style:name="T354" style:family="text">
      <style:text-properties style:font-name="Courier New" officeooo:rsid="01650a04"/>
    </style:style>
    <style:style style:name="T355" style:family="text">
      <style:text-properties fo:font-weight="bold" style:font-weight-asian="bold" style:font-weight-complex="bold"/>
    </style:style>
    <style:style style:name="T356" style:family="text">
      <style:text-properties fo:language="en" fo:country="US" fo:font-style="italic" style:font-style-asian="italic" style:font-style-complex="italic"/>
    </style:style>
    <style:style style:name="T357" style:family="text">
      <style:text-properties fo:language="en" fo:country="US" fo:font-style="italic" officeooo:rsid="001b1913" style:font-style-asian="italic" style:font-style-complex="italic"/>
    </style:style>
    <style:style style:name="T358" style:family="text">
      <style:text-properties fo:language="en" fo:country="US" fo:font-style="italic" officeooo:rsid="0107f37f" style:font-style-asian="italic" style:font-style-complex="italic"/>
    </style:style>
    <style:style style:name="T359" style:family="text">
      <style:text-properties fo:language="en" fo:country="US" fo:font-style="italic" officeooo:rsid="01631a8b" style:language-asian="hi" style:country-asian="IN" style:font-style-asian="italic" style:language-complex="hi" style:country-complex="IN" style:font-style-complex="italic"/>
    </style:style>
    <style:style style:name="T360" style:family="text">
      <style:text-properties fo:language="en" fo:country="US" fo:font-style="normal" officeooo:rsid="0107f37f" style:font-style-asian="normal" style:font-style-complex="normal"/>
    </style:style>
    <style:style style:name="T361" style:family="text">
      <style:text-properties fo:language="en" fo:country="US" officeooo:rsid="02890d0c"/>
    </style:style>
    <style:style style:name="T362" style:family="text">
      <style:text-properties style:font-name="Liberation Serif" fo:font-size="10pt" style:font-size-asian="10pt" style:font-name-complex="Courier New2" style:font-size-complex="10pt"/>
    </style:style>
    <style:style style:name="T363" style:family="text">
      <style:text-properties officeooo:rsid="00141c20"/>
    </style:style>
    <style:style style:name="T364" style:family="text">
      <style:text-properties officeooo:rsid="0014d6d9"/>
    </style:style>
    <style:style style:name="T365" style:family="text">
      <style:text-properties officeooo:rsid="00162eee"/>
    </style:style>
    <style:style style:name="T366" style:family="text">
      <style:text-properties fo:font-style="italic" style:font-style-asian="italic" style:font-style-complex="italic"/>
    </style:style>
    <style:style style:name="T367" style:family="text">
      <style:text-properties fo:font-style="italic" officeooo:rsid="0021a129" style:font-style-asian="italic" style:font-style-complex="italic"/>
    </style:style>
    <style:style style:name="T368" style:family="text">
      <style:text-properties fo:font-style="italic" officeooo:rsid="011a7c68" style:font-style-asian="italic" style:font-style-complex="italic"/>
    </style:style>
    <style:style style:name="T369" style:family="text">
      <style:text-properties fo:font-style="italic" officeooo:rsid="01631a8b" style:font-style-asian="italic" style:font-style-complex="italic"/>
    </style:style>
    <style:style style:name="T370" style:family="text">
      <style:text-properties fo:font-style="italic" officeooo:rsid="01650a04" style:font-style-asian="italic" style:font-style-complex="italic"/>
    </style:style>
    <style:style style:name="T371" style:family="text">
      <style:text-properties fo:font-style="italic" officeooo:rsid="018ef6ec" style:font-style-asian="italic" style:font-style-complex="italic"/>
    </style:style>
    <style:style style:name="T372" style:family="text">
      <style:text-properties fo:font-style="italic" officeooo:rsid="018f3684" style:font-style-asian="italic" style:font-style-complex="italic"/>
    </style:style>
    <style:style style:name="T373" style:family="text">
      <style:text-properties fo:font-style="italic" officeooo:rsid="02890d0c" style:font-style-asian="italic" style:font-style-complex="italic"/>
    </style:style>
    <style:style style:name="T374" style:family="text">
      <style:text-properties officeooo:rsid="0021a129"/>
    </style:style>
    <style:style style:name="T375" style:family="text">
      <style:text-properties officeooo:rsid="00276227"/>
    </style:style>
    <style:style style:name="T376" style:family="text">
      <style:text-properties fo:color="#000000" loext:opacity="100%"/>
    </style:style>
    <style:style style:name="T377" style:family="text">
      <style:text-properties fo:color="#000000" loext:opacity="100%" style:font-name="Courier New1"/>
    </style:style>
    <style:style style:name="T378" style:family="text">
      <style:text-properties fo:color="#000000" loext:opacity="100%" style:font-name="Courier New1" style:font-name-complex="Courier New2"/>
    </style:style>
    <style:style style:name="T379" style:family="text">
      <style:text-properties fo:color="#000000" loext:opacity="100%" fo:font-style="italic" style:font-style-asian="italic" style:font-style-complex="italic"/>
    </style:style>
    <style:style style:name="T380" style:family="text">
      <style:text-properties fo:color="#000000" loext:opacity="100%" fo:font-style="italic" officeooo:rsid="00b33d2f" style:font-style-asian="italic" style:font-style-complex="italic"/>
    </style:style>
    <style:style style:name="T381" style:family="text">
      <style:text-properties fo:color="#000000" loext:opacity="100%" officeooo:rsid="00b33d2f"/>
    </style:style>
    <style:style style:name="T382" style:family="text">
      <style:text-properties fo:color="#000000" loext:opacity="100%" officeooo:rsid="00b81050"/>
    </style:style>
    <style:style style:name="T383" style:family="text">
      <style:text-properties fo:color="#000000" loext:opacity="100%" officeooo:rsid="00e45dcc"/>
    </style:style>
    <style:style style:name="T384" style:family="text">
      <style:text-properties fo:color="#000000" loext:opacity="100%" style:font-name="Courier New" officeooo:rsid="00e45dcc"/>
    </style:style>
    <style:style style:name="T385" style:family="text">
      <style:text-properties fo:color="#000000" loext:opacity="100%" officeooo:rsid="00e92387"/>
    </style:style>
    <style:style style:name="T386" style:family="text">
      <style:text-properties officeooo:rsid="00b33d2f"/>
    </style:style>
    <style:style style:name="T387" style:family="text">
      <style:text-properties fo:font-style="normal" style:font-style-asian="normal" style:font-style-complex="normal"/>
    </style:style>
    <style:style style:name="T388" style:family="text">
      <style:text-properties officeooo:rsid="00f33bac"/>
    </style:style>
    <style:style style:name="T389" style:family="text">
      <style:text-properties officeooo:rsid="00f64a46"/>
    </style:style>
    <style:style style:name="T390" style:family="text">
      <style:text-properties officeooo:rsid="00f7f894"/>
    </style:style>
    <style:style style:name="T391" style:family="text">
      <style:text-properties officeooo:rsid="00f90194"/>
    </style:style>
    <style:style style:name="T392" style:family="text">
      <style:text-properties officeooo:rsid="01166c78"/>
    </style:style>
    <style:style style:name="T393" style:family="text">
      <style:text-properties officeooo:rsid="011693be"/>
    </style:style>
    <style:style style:name="T394" style:family="text">
      <style:text-properties officeooo:rsid="01183c95"/>
    </style:style>
    <style:style style:name="T395" style:family="text">
      <style:text-properties officeooo:rsid="011a7c68"/>
    </style:style>
    <style:style style:name="T396" style:family="text">
      <style:text-properties officeooo:rsid="011ccf83"/>
    </style:style>
    <style:style style:name="T397" style:family="text">
      <style:text-properties officeooo:rsid="0161ca96"/>
    </style:style>
    <style:style style:name="T398" style:family="text">
      <style:text-properties officeooo:rsid="01631a8b"/>
    </style:style>
    <style:style style:name="T399" style:family="text">
      <style:text-properties officeooo:rsid="01650a04"/>
    </style:style>
    <style:style style:name="T400" style:family="text">
      <style:text-properties officeooo:rsid="0168eebf"/>
    </style:style>
    <style:style style:name="T401" style:family="text">
      <style:text-properties officeooo:rsid="018e5134"/>
    </style:style>
    <style:style style:name="T402" style:family="text">
      <style:text-properties officeooo:rsid="018ef6ec"/>
    </style:style>
    <style:style style:name="T403" style:family="text">
      <style:text-properties officeooo:rsid="018f3684"/>
    </style:style>
    <style:style style:name="T404" style:family="text">
      <style:text-properties officeooo:rsid="01902353"/>
    </style:style>
    <style:style style:name="T405"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406"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07"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08"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09"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10"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11"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12"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13"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14"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1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16"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17"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1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9"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2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21" style:family="text">
      <style:text-properties officeooo:rsid="01f0ee7c"/>
    </style:style>
    <style:style style:name="T422" style:family="text">
      <style:text-properties officeooo:rsid="01f356ff"/>
    </style:style>
    <style:style style:name="T423" style:family="text">
      <style:text-properties officeooo:rsid="01f912b6"/>
    </style:style>
    <style:style style:name="T424" style:family="text">
      <style:text-properties officeooo:rsid="0201499a"/>
    </style:style>
    <style:style style:name="T425"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26"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27"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28" style:family="text">
      <style:text-properties officeooo:rsid="02693c51"/>
    </style:style>
    <style:style style:name="T429" style:family="text">
      <style:text-properties officeooo:rsid="02890d0c"/>
    </style:style>
    <style:style style:name="T430" style:family="text">
      <style:text-properties officeooo:rsid="028d1438"/>
    </style:style>
    <style:style style:name="T431"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55">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11">SAŽETAK: </text:span><text:span text:style-name="T192">Autor teksta bio je frustriran nedostacima postojećih simulatora malog računala PicoBlaze, te je napravio drukčiji simulator PicoBlazea u programskom jeziku JavaScript. Taj se simulator može pokrenuti u modernim internetskim preglednicima</text:span><text:span text:style-name="T297"><text:note text:id="ftn1" text:note-class="footnote"><text:note-citation>1</text:note-citation><text:note-body><text:p text:style-name="P45">https://flatassembler.github.io/PicoBlaze/PicoBlaze.html</text:p></text:note-body></text:note></text:span><text:span text:style-name="T192"> (autor misli da je najstariji internetski preglednik u kojem simulator funkcionira kako treba Firefox 52, posljednja verzija Firefoxa koja se može vrtjeti na Windows XP-u, </text:span><text:span text:style-name="T194">te je to također verzija Firefoxa koja se dobije uz operativni sustav Solaris 11.4, koji je danas najnovija verzija Solarisa</text:span><text:span text:style-name="T192">). U tekstu slijede detalji o tome kako je autor napravio svoj simulator te koje su prednosti i mane tog simulatora u usporedbi s već postojećim simulatorima. </text:span><text:span text:style-name="T215">Autor također uspoređuje dijelove simulatora s odgovarajućim dijelovima nekih drugih programa koje je prije napravio (najviše s compilerom koji prevodi njegov programski jezik na WebAssembly).</text:span><text:span text:style-name="T192">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3">PicoBlaze (od latinskog</text:span><text:span text:style-name="T192"> piccus</text:span><text:span text:style-name="T13">, rupica na igli, u prenesenom značenju </text:span><text:span text:style-name="T192">nešto maleno</text:span><text:span text:style-name="T13">, i engleskog</text:span><text:span text:style-name="T192"> blaze</text:span><text:span text:style-name="T13">, plamen</text:span><text:span text:style-name="T192">.</text:span><text:span text:style-name="T13"> Latinska riječ </text:span><text:span text:style-name="T192">piccus</text:span><text:span text:style-name="T13"> možda je povezana s </text:span><text:span text:style-name="T192">picus</text:span><text:span text:style-name="T13">, </text:span><text:span text:style-name="T192">djetlić</text:span><text:span text:style-name="T13">, jer djetlić svojim kljunom buši drvo. Engleska riječ </text:span><text:span text:style-name="T192">blaze</text:span><text:span text:style-name="T13"> dijeli isti korijen kao i latinski </text:span><text:span text:style-name="T192">flamma.</text:span><text:span text:style-name="T13"> Od latinske riječi</text:span><text:span text:style-name="T192"> flamma </text:span><text:span text:style-name="T13">dolazi, preko francuskog, danas daleko poznatija engleska riječ za plamen, </text:span><text:span text:style-name="T192">flame. </text:span><text:span text:style-name="T13">Hrvatska riječ </text:span><text:span text:style-name="T192">plamen</text:span><text:span text:style-name="T13"> vjerojatno nije povezana s latinskim </text:span><text:span text:style-name="T192">flamma</text:span><text:span text:style-name="T13">, </text:span><text:span text:style-name="T145">jer latinsko</text:span><text:span text:style-name="T234"> f</text:span><text:span text:style-name="T145"> dolazi od indoeuropskog</text:span><text:span text:style-name="T234"> b</text:span><text:span text:style-name="T300">h</text:span><text:span text:style-name="T145"> ili</text:span><text:span text:style-name="T234"> d</text:span><text:span text:style-name="T300">h</text:span><text:span text:style-name="T425"> </text:span><text:span text:style-name="T426">i odgovara hrvatskom i engleskom </text:span><text:span text:style-name="T427">b</text:span><text:span text:style-name="T426"> i </text:span><text:span text:style-name="T427">d</text:span><text:span text:style-name="T145">,</text:span><text:span text:style-name="T192"> </text:span><text:span text:style-name="T144">nego latinska riječ </text:span><text:span text:style-name="T233">flamma</text:span><text:span text:style-name="T144"> vjerojatno dijeli isti korijen kao hrvatska riječ </text:span><text:span text:style-name="T233">bijel</text:span><text:span text:style-name="T13">.)</text:span><text:span text:style-name="T192"> </text:span><text:span text:style-name="T13">je malo računalo koji proizvodi tvrtka Xilinx. Koristi se u ugrađenim sustavima, te kao primjer jednostavnog računala na kolegiju </text:span><text:span text:style-name="T192">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47">V</text:span><text:span text:style-name="T192">ery High Speed Integrated Circuits </text:span><text:span text:style-name="T247">H</text:span><text:span text:style-name="T192">ardware </text:span><text:span text:style-name="T247">D</text:span><text:span text:style-name="T192">escription </text:span><text:span text:style-name="T247">L</text:span><text:span text:style-name="T192">anguage</text:span><text:span text:style-name="T13">, što znači </text:span><text:span text:style-name="T192">jezik za opis strojne opreme (hardware) od integriranih krugova jako velike brzine</text:span><text:span text:style-name="T184">. Među studentima elektrotehnike česta je šala, s kojom se i ja slažem, da je VHDL zapravo kratica od </text:span><text:span text:style-name="T250">V</text:span><text:span text:style-name="T251">ery </text:span><text:span text:style-name="T250">H</text:span><text:span text:style-name="T251">ard </text:span><text:span text:style-name="T250">D</text:span><text:span text:style-name="T251">ifficult </text:span><text:span text:style-name="T250">L</text:span><text:span text:style-name="T251">anguage</text:span><text:span text:style-name="T184"> – </text:span><text:span text:style-name="T251">vrlo čvrsto težak jezik</text:span><text:span text:style-name="T298"><text:note text:id="ftn2" text:note-class="footnote"><text:note-citation>2</text:note-citation><text:note-body><text:p text:style-name="Footnote">A, da sam upisao latinski (o <text:span text:style-name="T275">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92">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92"> simulator</text:span><text:span text:style-name="T13"> znači</text:span><text:span text:style-name="T192"> onaj koji kopira ili imitira</text:span><text:span text:style-name="T13">, dolazi iz latinskog i prvi put se spominje u Ovidijevim Metamorfozama (11. poglavlje, 634. stih). Dolazi od</text:span><text:span text:style-name="T192"> simulare</text:span><text:span text:style-name="T13"> (pretvarati se), od </text:span><text:span text:style-name="T192">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91">(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92">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92">VI Improved</text:span><text:span text:style-name="T13">, poboljšani </text:span><text:span text:style-name="T192">VI</text:span><text:span text:style-name="T13">, jer je</text:span><text:span text:style-name="T192"> VI</text:span><text:span text:style-name="T13">,</text:span><text:span text:style-name="T192"> Visual Interface</text:span><text:span text:style-name="T13">,</text:span><text:span text:style-name="T192"> </text:span><text:span text:style-name="T13">bio često korišteni tekstualni editor na računalima 1980-ih)</text:span><text:span text:style-name="T192">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92">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01">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01">:=</text:span><text:span text:style-name="T13"> operator pridruživanja u mom programskom jeziku, a ne oznaka za label plus operator </text:span><text:span text:style-name="T301">=</text:span><text:span text:style-name="T301"><text:note text:id="ftn3" text:note-class="footnote"><text:note-citation>3</text:note-citation><text:note-body><text:p text:style-name="P73">Otvorio sam pitanje na forumu o izradi programskih jezika o tome: <text:span text:style-name="T302">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301">:</text:span><text:span text:style-name="T13"> i </text:span><text:span text:style-name="T301">=</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92">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92">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92">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01">/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92">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29">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61">(</text:span><text:span text:style-name="T429">dakle, balansirao sam između pravila koje smo učili na kolegiju</text:span><text:span text:style-name="T373"> Razvoj programske podrške po objektivno orijentiranim načelima, </text:span><text:span text:style-name="T429">da jedna datoteka treba biti najviše 100 redaka koda, i sugestije korisnika foruma </text:span><text:span text:style-name="T373">Philosophical Vegan</text:span><text:span text:style-name="T429"> zvanog </text:span><text:span text:style-name="T373">TelepathyConspiracy</text:span><text:span text:style-name="T429">, da sav kôd stavim u jednu datoteku</text:span><text:span text:style-name="T429"><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271">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29">, radio sam nešto između, </text:span><text:span text:style-name="T430">kao i u compileru za svoj programski jezik</text:span><text:span text:style-name="T361">)</text:span>:</text:p>
      <text:list xml:id="list1866465874" text:style-name="WWNum1">
        <text:list-item>
          <text:p text:style-name="P88"><text:span text:style-name="T301">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92">driver</text:span><text:span text:style-name="T13">) te za dohvaćanje primjera asemblerskog koda s autorovoga GitHub profila. Naknadno je dodana mogućnost dodavanja točaka prekida (</text:span><text:span text:style-name="T192">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92">seven-segment display</text:span><text:span text:style-name="T13">) i prekidača (</text:span><text:span text:style-name="T192">switches</text:span><text:span text:style-name="T13">, ovdje reagiraju na pritisak miša) pomoću SVG-a generiranog u JavaScriptu. Skidanje heksadekadske datoteke radi se preko standardnih JavaScript klasa </text:span><text:span text:style-name="T301">HTMLAnchorElement</text:span><text:span text:style-name="T13"> (svojstvo </text:span><text:span text:style-name="T301">download</text:span><text:span text:style-name="T13"> i metoda za stvaranje eventa iz JavaScripta </text:span><text:span text:style-name="T301">click</text:span><text:span text:style-name="T13">), </text:span><text:span text:style-name="T301">Uint8Array</text:span><text:span text:style-name="T13">, </text:span><text:span text:style-name="T301">URL</text:span><text:span text:style-name="T13"> i </text:span><text:span text:style-name="T301">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301">&lt;div&gt;</text:span><text:span text:style-name="T13"> koje generira JavaScript i ti elementi osim brojeva linija koda sadržavaju i ikone koje predstavljaju točke prekida koje su po defaultu nevidljive. Globalni objekt </text:span><text:span text:style-name="T301">machineCode</text:span><text:span text:style-name="T13">, osim heksadekadskih stringova koje predstavljaju naredbe u strojnom kodu, čuva i podatke o linijama asemblerskog koda iz kojih dolaze naredbe. </text:span><text:span text:style-name="T134">Točke prekida dodao sam na prijedlog profesora Tomislava Matića.</text:span><text:span text:style-name="T13"> Datoteka </text:span><text:span text:style-name="T301">PicoBlaze.html</text:span><text:span text:style-name="T13"> ima 1'320 redaka koda. CSS koji se koristi je relativno primitivan (recimo, nema medijskih upita), za pozicioniranje elemenata na </text:span><text:soft-page-break/><text:span text:style-name="T13">ekranu uglavnom se koristi JavaScript. Iskreno, ne da mi se učiti napredni CSS kad izgleda da mogu i bez toga. U CSS-u se koriste varijable, no dodan je i </text:span><text:span text:style-name="T192">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01">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01">createElementNS</text:span><text:span text:style-name="T13">, </text:span><text:span text:style-name="T301">setAttribute</text:span><text:span text:style-name="T13"> i </text:span><text:span text:style-name="T301">appendChild</text:span><text:span text:style-name="T13">. U datoteci </text:span><text:span text:style-name="T301">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304">PicoBlaze.html</text:span><text:span text:style-name="T14"> razdijelio u datoteke </text:span><text:span text:style-name="T304">PicoBlaze.html</text:span><text:span text:style-name="T14"> (koja sada sadrži samo HTML te samo onaj JavaScript koji je potreban da se sakrije moja e-mail adresa od spambotova), </text:span><text:span text:style-name="T304">styles.css</text:span><text:span text:style-name="T14"> (koja sadrži CSS), </text:span><text:span text:style-name="T304">headerScript.js</text:span><text:span text:style-name="T14"> (koja sadrži deklaracije potrebne drugim datotekama te skriptu za ponovno postavljanje layouta ako prozor promijeni veličinu) i </text:span><text:span text:style-name="T304">footerScript.js</text:span><text:span text:style-name="T14"> (koja sadrži funkcije za počinjanje i završavanje simulacije te JavaScript koji stvara SVG-ove). </text:span><text:span text:style-name="T180">A 22. kolovoza 2023. godine izdvojio sam nizove s mnemonikama i pretprocesorskim direktivama iz datoteke </text:span><text:span text:style-name="T431">headerScript.js</text:span><text:span text:style-name="T180"> u zasebnu datoteku </text:span><text:span text:style-name="T181">koju sam nazvao</text:span><text:span text:style-name="T180"> </text:span><text:span text:style-name="T431">list_of_directives.js</text:span><text:span text:style-name="T180">, da bih si olakšao pravljenje automatskih testova parsera.</text:span></text:p>
          <text:p text:style-name="P89"><text:span text:style-name="T14">P</text:span><text:span text:style-name="T18">ri pisanju datoteke </text:span><text:span text:style-name="T306">PicoBlaze.html</text:span><text:span text:style-name="T18"> naletio sam na, koliko se sjećam, tri ozbiljnija problema. Prvi je bio to što sam u JavaScriptu pokušao napraviti da moj program sintaksno oboji (</text:span><text:span text:style-name="T198">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98">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6">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26">off-topic</text:span><text:span text:style-name="T117">, i na forumu o programiranju općenito</text:span><text:span text:style-name="T117"><text:note text:id="ftn6" text:note-class="footnote"><text:note-citation>6</text:note-citation><text:note-body><text:p text:style-name="P46">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28">&lt;pre&gt;</text:span><text:span text:style-name="T135"> element ispred tog </text:span><text:span text:style-name="T328">&lt;pre&gt;</text:span><text:span text:style-name="T135"> elementa u koji se ukucava asemblerski kod, te da u tom transparentnom </text:span><text:span text:style-name="T328">&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28">PicoBlaze.html</text:span><text:span text:style-name="T21"> bila su da su različiti internetski preglednici različito interpretirali CSS koji sam napisao. </text:span><text:span text:style-name="T22">Prvi od njih bilo je da su se </text:span><text:span text:style-name="T197">tooltipsi </text:span><text:span text:style-name="T22">koji se pojave kada korisnik prijeđe mišem preko gumba sa slikom (</text:span><text:span text:style-name="T197">play</text:span><text:span text:style-name="T22">, </text:span><text:span text:style-name="T197">pause</text:span><text:span text:style-name="T22">, </text:span><text:span text:style-name="T197">stop</text:span><text:span text:style-name="T22">, </text:span><text:span text:style-name="T197">single step</text:span><text:span text:style-name="T22"> i </text:span><text:span text:style-name="T197">fast forward</text:span><text:span text:style-name="T22">) dobro prikazivali u Firefoxu, ali su u Chromeu bili pomaknuti znatno u lijevo. Netko mi je na internetskom forumu predložio da to jednostavno mogu riješiti tako da u CSS pravila za gumbe dodam pravilo „</text:span><text:span text:style-name="T305">position: relative</text:span><text:span text:style-name="T22">”</text:span><text:span text:style-name="T22"><text:note text:id="ftn7" text:note-class="footnote"><text:note-citation>7</text:note-citation><text:note-body><text:p text:style-name="P46">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305">background: #cccccc;</text:span><text:span text:style-name="T22">”, radilo je kako treba. </text:span><text:span text:style-name="T73">WebPositive još uvijek renderira neke stvari u mom PicoBlaze Simulatoru pogrešno, recimo, on asemblerske programe ne renderira u monospace fontu, i nema očitog načina da mu se zada da to napravi. </text:span><text:span text:style-name="T75">Isto tako, WebPositive krivo renderira SVG gradijente u ikonama</text:span><text:span text:style-name="T216"> play, pause, fast forward</text:span><text:span text:style-name="T75"> i</text:span><text:span text:style-name="T216"> single step</text:span><text:span text:style-name="T75">. </text:span><text:span text:style-name="T130">I to nije samo u mom simulatoru PicoBlazea, nego i </text:span><text:soft-page-break/><text:span text:style-name="T130">drugdje na mojoj web-stranici, recimo, u WebPositiveu su strelice na dnu mog SVG PacMana</text:span><text:span text:style-name="T130"><text:note text:id="ftn8" text:note-class="footnote"><text:note-citation>8</text:note-citation><text:note-body><text:p text:style-name="P49">https://flatassembler.github.io/pacman.html</text:p></text:note-body></text:note></text:span><text:span text:style-name="T130"> nevidljive dok se na njih ne prijeđe mišem.</text:span><text:span text:style-name="T217">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18">layout</text:span><text:span text:style-name="T78"> se pokida kad se prijeđe u </text:span><text:span text:style-name="T218">lan</text:span><text:span text:style-name="T228">d</text:span><text:span text:style-name="T218">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6">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24">&lt;div&gt;</text:span><text:span text:style-name="T96"> element s brojevima linija i </text:span><text:span text:style-name="T324">&lt;pre&gt;</text:span><text:span text:style-name="T96"> element u koji se ukucava asemblerski kôd imaju različite prorede, tako da linije koda i oznake </text:span><text:span text:style-name="T99">brojeva</text:span><text:span text:style-name="T96"> linija nisu </text:span><text:span text:style-name="T220">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25">&lt;div&gt;</text:span><text:span text:style-name="T97"> element s brojevima linija ne </text:span><text:span text:style-name="T219">scrollira</text:span><text:span text:style-name="T97"> se zajedno s onim </text:span><text:span text:style-name="T325">&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19">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29">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5">Regbanks-Flags Test</text:span><text:span text:style-name="T147">”, naletio sam na još jedan problem sa sintaksnim bojanjem asemblerskog koda. Naime, on asemblerski kod:</text:span></text:p>
          <text:p text:style-name="P94">address 0</text:p>
          <text:p text:style-name="P94">load s0, 0</text:p>
          <text:p text:style-name="P94">load s0, a</text:p>
          <text:p text:style-name="P94">regbank a</text:p>
          <text:p text:style-name="P99">oboji ovako:</text:p>
          <text:p text:style-name="P101"><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13">Što je netočno. Token </text:span><text:span text:style-name="T303">a</text:span><text:span text:style-name="T13"> u naredbi „</text:span><text:span text:style-name="T303">load s0, a</text:span><text:span text:style-name="T13">” heksadekadska </text:span><text:span text:style-name="T148">je</text:span><text:span text:style-name="T13"> konstanta </text:span><text:span text:style-name="T149">(</text:span><text:span text:style-name="T330">a</text:span><text:span text:style-name="T149"> je heksadekadski 10)</text:span><text:span text:style-name="T13">, i treba biti obojena isto kao token </text:span><text:span text:style-name="T303">0</text:span><text:span text:style-name="T13"> u naredbi „</text:span><text:span text:style-name="T303">load s0, 0</text:span><text:span text:style-name="T13">”, a ne kao u „</text:span><text:span text:style-name="T303">regbank a</text:span><text:span text:style-name="T13">”, gdje je </text:span><text:span text:style-name="T303">a</text:span><text:span text:style-name="T13"> naziv regbanke. S obzirom na to kako je moj sintaksni bojač koda strukturiran, nema jednostavnog rješenja za taj problem. U IDE-u za x86 asembler FlatAssembler takve se </text:span><text:soft-page-break/><text:span text:style-name="T13">diskrepancije ne mogu dogoditi, jer on za sintaksno bojanje ko</text:span><text:span text:style-name="T150">d</text:span><text:span text:style-name="T13">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4">Za sada postoji jednostavan </text:span><text:span text:style-name="T240">work-around</text:span><text:span text:style-name="T164">: Kada su tokeni </text:span><text:span text:style-name="T334">a</text:span><text:span text:style-name="T164">, </text:span><text:span text:style-name="T334">b</text:span><text:span text:style-name="T164"> i </text:span><text:span text:style-name="T334">c</text:span><text:span text:style-name="T164"> heksadekadske konstante, možemo umjesto njih pisati </text:span><text:span text:style-name="T334">0a</text:span><text:span text:style-name="T164">, </text:span><text:span text:style-name="T334">0b</text:span><text:span text:style-name="T164"> i </text:span><text:span text:style-name="T334">0c</text:span><text:span text:style-name="T164">, i bit će obojane točno. Korisnik Discorda </text:span><text:span text:style-name="T240">ahnfelt</text:span><text:span text:style-name="T164">, autor programskog jezika Firefly, kaže mi da je on naletio na sličan problem pri sintaksnom bojanju svog programskog jezika. Predlaže mi da u sintaksnom highlighteru deklariram globalnu varijablu </text:span><text:span text:style-name="T334">lastHighlightedMnemonic</text:span><text:span text:style-name="T164">, da u nju spremam mnemonike prije nego što ih highlightiram, te da tokene </text:span><text:span text:style-name="T334">a</text:span><text:span text:style-name="T164"> i </text:span><text:span text:style-name="T334">b</text:span><text:span text:style-name="T164"> highlightiram </text:span><text:span text:style-name="T166">CSS</text:span><text:span text:style-name="T164"> klasom </text:span><text:span text:style-name="T334">flag</text:span><text:span text:style-name="T164"> samo ako je </text:span><text:span text:style-name="T334">lastHighlightedMnemonic</text:span><text:span text:style-name="T164"> jednak </text:span><text:span text:style-name="T334">regbank</text:span><text:span text:style-name="T164">, a </text:span><text:span text:style-name="T334">c</text:span><text:span text:style-name="T164"> samo ako je </text:span><text:span text:style-name="T334">lastHighlightedMnemonic</text:span><text:span text:style-name="T164"> jednak </text:span><text:span text:style-name="T334">jump</text:span><text:span text:style-name="T164">, </text:span><text:span text:style-name="T334">return</text:span><text:span text:style-name="T164"> ili </text:span><text:span text:style-name="T334">call</text:span><text:span text:style-name="T164">. No, primijetite da sintaksno bojanje koda ni tada ne bi bilo točno. U naredbi „</text:span><text:span text:style-name="T334">jump c</text:span><text:span text:style-name="T164">”, token </text:span><text:span text:style-name="T334">c</text:span><text:span text:style-name="T164"> je heksadekadska konstanta (naredba znači „</text:span><text:span text:style-name="T240">Skoči na 13. naredbu u EPROM-u.</text:span><text:span text:style-name="T164">”, jer je c heksadekadski broj 12, a naredbe se broje od nule), a u naredbi „</text:span><text:span text:style-name="T334">jump c, abort</text:span><text:span text:style-name="T164">” token </text:span><text:span text:style-name="T334">c</text:span><text:span text:style-name="T164"> je zastavica </text:span><text:span text:style-name="T240">carry </text:span><text:span text:style-name="T164">(naredba znači: „</text:span><text:span text:style-name="T240">Ako je zastavica carry postavljena u jedinicu, skoči na label koji se zove </text:span><text:span text:style-name="T345">abort</text:span><text:span text:style-name="T240">.</text:span><text:span text:style-name="T164">”). </text:span><text:span text:style-name="T165">Da bismo znali je li </text:span><text:span text:style-name="T335">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41">Regbanks-Flags Test</text:span><text:span text:style-name="T167">”, pisao primjer „</text:span><text:span text:style-name="T241">Preprocessor Test</text:span><text:span text:style-name="T167">”, uočio sam i problem da sintaksni highlighter nakon znakova veće (</text:span><text:span text:style-name="T336">&gt;</text:span><text:span text:style-name="T167">) i manje (</text:span><text:span text:style-name="T336">&lt;</text:span><text:span text:style-name="T167">) umeće točka-zarez (</text:span><text:span text:style-name="T336">;</text:span><text:span text:style-name="T167">), čineći programe koji koriste te operatore sintaksno netočnima. Nisam točnije dijagnosticirao problem, samo sam o tome dodao upozorenje na početak programa „</text:span><text:span text:style-name="T241">Preprocessor Test</text:span><text:span text:style-name="T167">”. </text:span><text:span text:style-name="T175">Naknadno sam još i dodao da </text:span><text:span text:style-name="T243">syntax highlighter</text:span><text:span text:style-name="T175"> odbija </text:span><text:span text:style-name="T243">highlightirati</text:span><text:span text:style-name="T175"> programe koji sadrže znakove </text:span><text:span text:style-name="T340">&lt;</text:span><text:span text:style-name="T175">, </text:span><text:span text:style-name="T340">&gt;</text:span><text:span text:style-name="T175"> i </text:span><text:span text:style-name="T340">&amp;</text:span><text:span text:style-name="T175">, s porukom o pogrešci: „</text:span><text:span text:style-name="T243">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6">https://www.forum.hr/showpost.php?p=99274899</text:p></text:note-body></text:note></text:span><text:span text:style-name="T176"><text:s/></text:span><text:span text:style-name="T176"><text:note text:id="ftn12" text:note-class="footnote"><text:note-citation>12</text:note-citation><text:note-body><text:p text:style-name="P46">https://philosophicalvegan.com/viewtopic.php?p=51800#p51800</text:p></text:note-body></text:note></text:span><text:span text:style-name="T176">, ali tu pomoć za sada nisam dobio</text:span><text:span text:style-name="T175">.</text:span></text:p>
          <text:p text:style-name="P102"><text:span text:style-name="T128">Dok sam pisao potprogram </text:span><text:span text:style-name="T327">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92">fetchati</text:span><text:span text:style-name="T13"> PicoBlazeove asemblerske programe s mog GitHub profila (s domene </text:span><text:span text:style-name="T303">raw.githubusercontent.com</text:span><text:span text:style-name="T13">) </text:span><text:span text:style-name="T30">iz JavaScripta koji se nalazi na mojoj web-stranici (na domeni </text:span><text:span text:style-name="T307">flatassembler.github.io</text:span><text:span text:style-name="T30">), da je to jedan od načina na koji TOR Browser štiti od </text:span><text:span text:style-name="T201">cross-site scripting</text:span><text:span text:style-name="T30"> napada. </text:span><text:span text:style-name="T31">Međutim, kada sam to </text:span><text:span text:style-name="T202">fetchanje</text:span><text:span text:style-name="T31"> primjera asemblerskih programa isprobao u TOR Browseru, radilo je. </text:span><text:span text:style-name="T32">Otvorio sam </text:span><text:span text:style-name="T203">thread</text:span><text:span text:style-name="T32"> na forumu o tome</text:span><text:span text:style-name="T32"><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PicoBlaze asemblerske programe s nečijeg GitHub profila i nesanitizirane ih postavljati kao </text:span><text:span text:style-name="T316">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17">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18">innerHTML</text:span><text:span text:style-name="T88"> </text:span><text:span text:style-name="T89">(recimo, da u to umetne „</text:span><text:span text:style-name="T319">&lt;img src=</text:span><text:span text:style-name="T346">"X" onerror="alert('x')"&gt;</text:span><text:span text:style-name="T89">”)</text:span><text:span text:style-name="T88">. </text:span><text:span text:style-name="T89">Valjda ta odluka potječe iz vremena kada se JSON parsirao naredbom </text:span><text:span text:style-name="T319">eval</text:span><text:span text:style-name="T89">, </text:span><text:span text:style-name="T90">pa si uistinu mogao napraviti cross-site scripting napad tako </text:span><text:soft-page-break/><text:span text:style-name="T90">da umetneš neispravan JSON (kakav naredba </text:span><text:span text:style-name="T320">JSON.parse</text:span><text:span text:style-name="T90">, koja se danas koristi za parsiranje JSON-a, ne bi prihvatila, </text:span><text:span text:style-name="T91">ali </text:span><text:span text:style-name="T321">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6">https://security.stackexchange.com/q/270915/249645</text:p></text:note-body></text:note></text:span><text:span text:style-name="T92">.</text:span></text:p>
        </text:list-item>
        <text:list-item>
          <text:p text:style-name="P88"><text:span text:style-name="T301">TreeNode.js</text:span><text:span text:style-name="T13"> – sadrži JavaScript klasu pod nazivom </text:span><text:span text:style-name="T301">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8"><text:span text:style-name="T301">assembler.js</text:span><text:span text:style-name="T13"> – radi semantičku provjeru asemblerskog koda (recimo, je li prvi argument naredbe </text:span><text:span text:style-name="T301">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01">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301">assembler.js</text:span><text:span text:style-name="T13"> i </text:span><text:span text:style-name="T301">simulator.js</text:span><text:span text:style-name="T13"> svoje rezultate ne vraćaju kao povratnu vrijednost funkcije, nego ih pišu u globalne varijable. Potprogram </text:span><text:span text:style-name="T301">assembler.js</text:span><text:span text:style-name="T13"> piše svoje rezultate u globalni objekt </text:span><text:span text:style-name="T301">machineCode</text:span><text:span text:style-name="T13">, odakle ih potprogram </text:span><text:span text:style-name="T301">simulator.js</text:span><text:span text:style-name="T13"> čita. </text:span><text:span text:style-name="T101">Riječ </text:span><text:span text:style-name="T221">assembler</text:span><text:span text:style-name="T101"> znači </text:span><text:span text:style-name="T221">sastavljač</text:span><text:span text:style-name="T101">, dolazi, preko francuskog, od latinskog </text:span><text:span text:style-name="T221">assimulare </text:span><text:span text:style-name="T101">(sastaviti), od </text:span><text:span text:style-name="T221">ad</text:span><text:span text:style-name="T101"> (na) i </text:span><text:span text:style-name="T221">s</text:span><text:span text:style-name="T227">i</text:span><text:span text:style-name="T221">m</text:span><text:span text:style-name="T227">u</text:span><text:span text:style-name="T221">l</text:span><text:span text:style-name="T101"> (</text:span><text:span text:style-name="T121">zajedno</text:span><text:span text:style-name="T101">).</text:span></text:p>
        </text:list-item>
        <text:list-item>
          <text:p text:style-name="P90"><text:span text:style-name="T301">parser.js</text:span><text:span text:style-name="T13"> – Parser (od latinskog</text:span><text:span text:style-name="T192"> pars</text:span><text:span text:style-name="T13">, </text:span><text:span text:style-name="T192">dio</text:span><text:span text:style-name="T13">)</text:span><text:span text:style-name="T192">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92">abstract syntax tree</text:span><text:span text:style-name="T13">, apstraktno sintaksno stablo. Kao objašnjenje zašto je to potrebno, uzmite u obzir sljedeću rečenicu iz Cezarovog </text:span><text:span text:style-name="T192">De Bello Gallico</text:span><text:span text:style-name="T13"> (koja je bila na županijskom natjecanju iz latinskog jezika 2016. godine, 6. svitak, 24. poglavlje):</text:span><text:span text:style-name="T192"> Ea, quae fertilissima totius Germaniae sunt, loca Graecis aliquibus </text:span><text:span text:style-name="T255">nota</text:span><text:span text:style-name="T192"> fama esse loquuntur. </text:span><text:span text:style-name="T13">S kojom je riječi povezana riječ</text:span><text:span text:style-name="T192"> nota </text:span><text:span text:style-name="T13">(poznata)? Ako znate samo malo latinskog, vjerojatno biste pomislili da je riječ </text:span><text:span text:style-name="T192">nota</text:span><text:span text:style-name="T13"> gramatički povezana s </text:span><text:span text:style-name="T192">fama</text:span><text:span text:style-name="T13"> (slava, glasina), da je to pleonazam i da riječ </text:span><text:span text:style-name="T192">nota</text:span><text:span text:style-name="T13"> treba zanemariti. No, to je krivo. Riječ </text:span><text:span text:style-name="T192">nota </text:span><text:span text:style-name="T13">povezana je s riječju </text:span><text:span text:style-name="T192">loca</text:span><text:span text:style-name="T13"> (mjesta, lokacije). Riječ </text:span><text:span text:style-name="T192">fama </text:span><text:span text:style-name="T13">je u ablativu jednine (ablativ je latinski padež koji odgovara hrvatskom lokativu, instrumentalu te genitivu u značenju </text:span><text:span text:style-name="T192">iz koga</text:span><text:span text:style-name="T13"> ili </text:span><text:span text:style-name="T192">iz čega</text:span><text:span text:style-name="T13">), a igrom slučaja na latinskom jeziku akuzativ množine u drugoj deklinaciji u srednjem rodu i ablativ jednine prve deklinacije imaju isti nastavak</text:span><text:span text:style-name="T192"> </text:span><text:span text:style-name="T13">(to jest, isti su u pisanom latinskom ako ne označavamo naglaske, inače je </text:span><text:span text:style-name="T192">a</text:span><text:span text:style-name="T13"> u nastavku u</text:span><text:span text:style-name="T192"> fama</text:span><text:span text:style-name="T13"> dugo, a u</text:span><text:span text:style-name="T192"> nota</text:span><text:span text:style-name="T13"> kratko). </text:span><text:span text:style-name="T43">R</text:span><text:span text:style-name="T13">ečenica znači:</text:span><text:span text:style-name="T192"> Kažu</text:span><text:span text:style-name="T13"> </text:span><text:span text:style-name="T192">(loquuntur)</text:span><text:span text:style-name="T13"> </text:span><text:span text:style-name="T192">da su (esse) ona (ea) mjesta, koja (quae) su (sunt) najplodnija (fertilissima) u cijeloj (totius) Germaniji, nekim (aliqu</text:span><text:span text:style-name="T193">i</text:span><text:span text:style-name="T192">bus) Grcima (Graecis) glasinom poznata.</text:span><text:span text:style-name="T13"> </text:span><text:span text:style-name="T67">Pridjev </text:span><text:span text:style-name="T214">fertilis</text:span><text:span text:style-name="T67"> (</text:span><text:span text:style-name="T214">plodan</text:span><text:span text:style-name="T67">) ima nepravilan superlativ</text:span><text:span text:style-name="T214"> fertilissimus</text:span><text:span text:style-name="T67"> umjesto</text:span><text:span text:style-name="T214"> fertillimus</text:span><text:span text:style-name="T67">, ne znam ima li još takvih pridjeva u latinskom jeziku</text:span><text:span text:style-name="T67"><text:note text:id="ftn15" text:note-class="footnote"><text:note-citation>15</text:note-citation><text:note-body><text:p text:style-name="P81">Otvorio sam pitanje o tome na forumu: <text:span text:style-name="T302">https://latin.stackexchange.com/q/21069/8533</text:span></text:p></text:note-body></text:note></text:span><text:span text:style-name="T67">.</text:span><text:span text:style-name="T214"> </text:span><text:span text:style-name="T16">Imenica </text:span><text:span text:style-name="T195">locus</text:span><text:span text:style-name="T16"> (mjesto) obično je muškog roda i množina joj je</text:span><text:span text:style-name="T195"> loci</text:span><text:span text:style-name="T16">, ali, kad označava neku površinu </text:span><text:span text:style-name="T17">(kao u ovom slučaju)</text:span><text:span text:style-name="T16">, onda je srednjeg roda i množina joj je</text:span><text:span text:style-name="T195"> loca</text:span><text:span text:style-name="T16">.</text:span><text:span text:style-name="T192"> </text:span><text:span text:style-name="T13">Glagol</text:span><text:span text:style-name="T192"> biti</text:span><text:span text:style-name="T13"> je jednom u prezentu (</text:span><text:span text:style-name="T192">sunt</text:span><text:span text:style-name="T13">), a jednom u infinitivu (</text:span><text:span text:style-name="T192">esse</text:span><text:span text:style-name="T13">), zbog jednog nevažnog detalja iz latinske sintakse koji se zove</text:span><text:span text:style-name="T192"> akuzativ s infinitivom</text:span><text:span text:style-name="T13">. Glagol</text:span><text:span text:style-name="T192"> loquuntur</text:span><text:span text:style-name="T13"> je takozvani deponentni glagol, morfološki je pasivan, a semantički aktivan (zato je nastavak </text:span><text:span text:style-name="T192">-untur</text:span><text:span text:style-name="T13">, a ne </text:span><text:span text:style-name="T192">-unt</text:span><text:span text:style-name="T13">). Pridjev</text:span><text:span text:style-name="T192"> totus</text:span><text:span text:style-name="T13"> (cijeli) ima nepravilni genitiv jednine na</text:span><text:span text:style-name="T192"> -ius </text:span><text:span text:style-name="T13">(</text:span><text:span text:style-name="T192">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196"> </text:span><text:span text:style-name="T20">postoje i u programskim jezicima, i u takvim bi rečenicima</text:span><text:span text:style-name="T13"> parser spojio riječi </text:span><text:span text:style-name="T192">nota</text:span><text:span text:style-name="T13"> i </text:span><text:span text:style-name="T192">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92"> Najplodnija Njemica...</text:span><text:span text:style-name="T13">, no to bi se već teško dalo objasniti kao rezultat pogrešnog parsiranja. Ta su se najplodnija mjesta u Germaniji nalazila oko nekakve šume. Kasnije je u tom tekstu bilo</text:span><text:span text:style-name="T192"> Ea (tamo = u toj šumi; </text:span><text:span text:style-name="T230">ea</text:span><text:span text:style-name="T138"> s kratkim </text:span><text:span text:style-name="T230">a</text:span><text:span text:style-name="T138"> je zamjenica </text:span><text:span text:style-name="T230">ona</text:span><text:span text:style-name="T138">, a </text:span><text:span text:style-name="T230">ea</text:span><text:span text:style-name="T138"> s dugim </text:span><text:span text:style-name="T230">a</text:span><text:span text:style-name="T138"> je prilog </text:span><text:span text:style-name="T230">tamo</text:span><text:span text:style-name="T192">) nascuntur (rađaju se) alces (sjeverni jeleni)...</text:span><text:span text:style-name="T13">, a ona je to navodno prevela s</text:span><text:span text:style-name="T192"> Ona rađa sjeverne jelene...</text:span><text:span text:style-name="T13">, a to opet nije stvar krivog parsiranja kad po morfologiji vidimo da je</text:span><text:span text:style-name="T192"> nascuntur</text:span><text:span text:style-name="T13"> pasiv i vidimo da je u množini </text:span><text:span text:style-name="T261">(</text:span><text:span text:style-name="T263">ra</text:span><text:span text:style-name="T225">đa</text:span><text:span text:style-name="T116"> </text:span><text:span text:style-name="T124">bi bilo</text:span><text:span text:style-name="T116"> </text:span><text:span text:style-name="T225">nascit</text:span><text:span text:style-name="T116">, </text:span><text:span text:style-name="T158">a ne </text:span><text:span text:style-name="T236">nascuntur</text:span><text:span text:style-name="T116">)</text:span><text:span text:style-name="T13">.</text:span><text:span text:style-name="T192"> </text:span><text:span text:style-name="T13">Parser za asemblerski jezik bio je mnogo lakši za napisati nego parser za AEC, moj programski jezik. Parser za moj programski jezik</text:span><text:span text:style-name="T299"><text:note text:id="ftn16" text:note-class="footnote"><text:note-citation>16</text:note-citation><text:note-body><text:p text:style-name="P45">https://raw.githubusercontent.com/FlatAssembler/AECforWebAssembly/master/parser.cpp</text:p></text:note-body></text:note></text:span><text:span text:style-name="T13"> dugačak je 950 redaka, dok datoteka </text:span><text:span text:style-name="T301">parser.js</text:span><text:span text:style-name="T13"> sadrži 125 redaka. Zapravo, jedino što je nužno </text:span><text:soft-page-break/><text:span text:style-name="T13">parsirati u asembleru za PicoBlaze jesu aritmetički izrazi. Algoritam napisan u datoteci </text:span><text:span text:style-name="T301">parser.js</text:span><text:span text:style-name="T13"> ide ovako:</text:span></text:p>
          <text:list>
            <text:list-item>
              <text:p text:style-name="P91"><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01">parser.js</text:span><text:span text:style-name="T13"> zato za svaki par zagrada umeće čvor s tekstom </text:span><text:span text:style-name="T301">()</text:span><text:span text:style-name="T13">, i njegova su djeca (polje </text:span><text:span text:style-name="T301">children</text:span><text:span text:style-name="T13"> iz klase </text:span><text:span text:style-name="T301">TreeNode</text:span><text:span text:style-name="T13">) niz koji vrati rekurzija.</text:span></text:p>
            </text:list-item>
            <text:list-item>
              <text:p text:style-name="P91"><text:span text:style-name="T13">Prolazi kroz niz koji ti je dao tokenizer i za svaku riječ provjeri nalazi li se na popisu mnemonika (tako se tradicionalno zovu glagoli u asemblerskom jeziku</text:span><text:span text:style-name="T299"><text:note text:id="ftn17" text:note-class="footnote"><text:note-citation>17</text:note-citation><text:note-body><text:p text:style-name="Footnote"><text:span text:style-name="T1">Navodno se tako zovu jer ih je lakše zapamtiti </text:span><text:span text:style-name="T269">nego</text:span><text:span text:style-name="T1"> nizove nula </text:span><text:span text:style-name="T269">i</text:span><text:span text:style-name="T1"> jedinica u strojnom jeziku, od starogrčkog </text:span><text:span text:style-name="T270">μνημονικος</text:span><text:span text:style-name="T1"> (</text:span><text:span text:style-name="T270">mnemonikos</text:span><text:span text:style-name="T1">) što znači </text:span><text:span text:style-name="T270">pamćenje</text:span><text:span text:style-name="T273">. Morate se naviknuti da je informatika prepuna besmislenih imena. Uzmite u obzir </text:span><text:span text:style-name="T274">i</text:span><text:span text:style-name="T273"> da je ime </text:span><text:span text:style-name="T270">digitalna elektronika</text:span><text:span text:style-name="T273"> poprilično besmisleno, ono se prevodi kao </text:span><text:span text:style-name="T272">prst-jantar</text:span><text:span text:style-name="T273">. Nekome bi u antici, tko zna latinski </text:span><text:span text:style-name="T274">i</text:span><text:span text:style-name="T273">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51">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301">PicoBlaze.html</text:span><text:span text:style-name="T13">. Ako se riječ na koju si upravo naišao nalazi jednom od tih popisa, a nije da je riječ jednaka </text:span><text:span text:style-name="T301">enable</text:span><text:span text:style-name="T13"> ili </text:span><text:span text:style-name="T301">disable</text:span><text:span text:style-name="T13"> i da je dužina niza jednaka jedinici (jer </text:span><text:span text:style-name="T301">enable</text:span><text:span text:style-name="T13"> i </text:span><text:span text:style-name="T301">disable</text:span><text:span text:style-name="T13">, osim što mogu biti glagoli, mogu biti i, recimo to tako, prilozi glagola </text:span><text:span text:style-name="T301">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1"><text:span text:style-name="T13">Parsiraj aritmetičke izraze. Prvo se baktaj s unarnim operatorima, njih se detektira kao tokeni </text:span><text:span text:style-name="T301">+</text:span><text:span text:style-name="T13"> (plus) i </text:span><text:span text:style-name="T301">–</text:span><text:span text:style-name="T13"> (minus) ispred kojih se ne nalazi ništa (prvi token u nizu), ili se ispred njih nalaze tokeni </text:span><text:span text:style-name="T301">,</text:span><text:span text:style-name="T13"> (zarez), </text:span><text:span text:style-name="T301">(</text:span><text:span text:style-name="T13"> (otvorena zagrada) ili token koji sadrži znak za novi red. Zatim konstruiraj lambda-funkciju </text:span><text:span text:style-name="T301">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301">^</text:span><text:span text:style-name="T13">, jer on ima najveći prioritet, zatim se poziva za operatore množenja i dijeljenja, </text:span><text:span text:style-name="T301">*</text:span><text:span text:style-name="T13"> i </text:span><text:span text:style-name="T301">/</text:span><text:span text:style-name="T13">, te konačno za zbrajanje i oduzimanje, </text:span><text:span text:style-name="T301">+</text:span><text:span text:style-name="T13"> i </text:span><text:span text:style-name="T301">-</text:span><text:span text:style-name="T13">. Parser za moj programski jezik mora paziti na razliku između lijevo-asocijativnih operatora i desno-asocijativnih operatora </text:span><text:span text:style-name="T95">(kao što su ternarni uvjetni operator </text:span><text:span text:style-name="T323">?:</text:span><text:span text:style-name="T95">, operator pridruživanja </text:span><text:span text:style-name="T323">:=</text:span><text:span text:style-name="T95"> i skraćena pridruživanja </text:span><text:span text:style-name="T323">+=</text:span><text:span text:style-name="T95">, </text:span><text:span text:style-name="T323">-=</text:span><text:span text:style-name="T95">, </text:span><text:span text:style-name="T323">*=</text:span><text:span text:style-name="T95"> i </text:span><text:span text:style-name="T323">/=</text:span><text:span text:style-name="T95">)</text:span><text:span text:style-name="T13">. No, budući da su svi aritmetički operatori lijevo-asocijativni, to</text:span><text:span text:style-name="T258"> </text:span><text:span text:style-name="T260">u </text:span><text:span text:style-name="T182">parseru za asemblerski jezik</text:span><text:span text:style-name="T258"> </text:span><text:span text:style-name="T13">nije potrebno.</text:span></text:p>
            </text:list-item>
          </text:list>
        </text:list-item>
      </text:list>
      <text:p text:style-name="P44"><text:span text:style-name="T13">Na kraju bismo trebali dobiti asemblerski kod u obliku LISP-ovog S-izraza, koje JavaScript u <text:s/>datoteci </text:span><text:span text:style-name="T301">PicoBlaze.html</text:span><text:span text:style-name="T13"> za potrebe traženja grešaka u asembleru ispisuje na preglednikovu konzolu JavaScriptinom naredbom </text:span><text:span text:style-name="T301">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text:span><text:soft-page-break/><text:span text:style-name="T13">jednodimenzionalnom polju bude potencijalni naziv labela ili prazan string, da drugi string bude glagol, i tako dalje. Ja mislim da je raditi na taj način još kompliciranije.</text:span></text:p>
      <text:p text:style-name="P86"><text:span text:style-name="T13">Tri godine kasnije, na početak potprograma </text:span><text:span text:style-name="T303">parser.js</text:span><text:span text:style-name="T13"> dodao sam dio za parsiranje </text:span><text:span text:style-name="T303">if</text:span><text:span text:style-name="T13">-grananja, </text:span><text:span text:style-name="T303">if</text:span><text:span text:style-name="T13">-</text:span><text:span text:style-name="T303">else</text:span><text:span text:style-name="T13">-grananja i </text:span><text:span text:style-name="T303">while</text:span><text:span text:style-name="T13">-petlji, algoritmom u biti identičnim onim što ga koristim u compileru za svoj programski jezik, uz jedinu bitnu razliku da u </text:span><text:span text:style-name="T303">parser.js</text:span><text:span text:style-name="T13"> ne podržavam </text:span><text:span text:style-name="T303">elseif</text:span><text:span text:style-name="T13"> naredbu. </text:span><text:span text:style-name="T177">Zapravo, isprva sam mu zadao da izvrti dvije </text:span><text:span text:style-name="T341">for</text:span><text:span text:style-name="T177">-petlje, jednu koja parsira </text:span><text:span text:style-name="T341">if</text:span><text:span text:style-name="T177">-grananja, a drugu, poslije nje, koja parsira </text:span><text:span text:style-name="T341">while</text:span><text:span text:style-name="T177">-petlje. Također sam mu bio zadao da prije no što parsira </text:span><text:span text:style-name="T341">if</text:span><text:span text:style-name="T177">-grananje ili </text:span><text:span text:style-name="T341">while</text:span><text:span text:style-name="T177">-petlju, provjeri da ga nije roditeljska rekurzija već isparsirala, tako da provjeri da li je polje </text:span><text:span text:style-name="T341">children</text:span><text:span text:style-name="T177"> u čvoru s tekstom „</text:span><text:span text:style-name="T244">while</text:span><text:span text:style-name="T177">” ili „</text:span><text:span text:style-name="T244">if</text:span><text:span text:style-name="T177">” prazno, te da parsira samo ako je prazno. Kasnije sam to izmijenio da se parsiranje i </text:span><text:span text:style-name="T341">if</text:span><text:span text:style-name="T177"> i </text:span><text:span text:style-name="T341">while</text:span><text:span text:style-name="T177"> naredbi vrši u jednoj </text:span><text:span text:style-name="T341">for</text:span><text:span text:style-name="T177">-petlji, te sam izbacio provjere jesu li te naredbe već parsirane (što mislim da se ne može dogoditi ako se sve to radi u jednoj </text:span><text:span text:style-name="T341">for</text:span><text:span text:style-name="T177">-petlji). Time sam malo pojednostavio kod, a funkcionalnost bi trebala ostati ista.</text:span><text:span text:style-name="T13"> Tako da </text:span><text:span text:style-name="T303">parser.js</text:span><text:span text:style-name="T13"> sada ima 2</text:span><text:span text:style-name="T177">47</text:span><text:span text:style-name="T13"> redaka.</text:span></text:p>
      <text:p text:style-name="P43"><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4">Fofeu</text:span><text:span text:style-name="T224"><text:note text:id="ftn18" text:note-class="footnote"><text:note-citation>18</text:note-citation><text:note-body><text:p text:style-name="P46">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303">enable</text:span><text:span text:style-name="T13"> i </text:span><text:span text:style-name="T303">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6">https://languagedesign.stackexchange.com/q/1679/330</text:p></text:note-body></text:note></text:span><text:span text:style-name="T13">.</text:span></text:p>
      <text:list xml:id="list162017287941168" text:continue-numbering="true" text:style-name="WWNum1">
        <text:list-item>
          <text:p text:style-name="P92"><text:span text:style-name="T301">preprocessor.js</text:span><text:span text:style-name="T13"> – Prima strukturu koju pravi parser i određuje adrese labelsa (labelsi su oznake na koje je moguće skočiti naredbom </text:span><text:span text:style-name="T301">goto</text:span><text:span text:style-name="T13">, ili, kako se u assemblerskom jeziku zove ta naredba, </text:span><text:span text:style-name="T301">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01">int 0x3</text:span><text:span text:style-name="T13"> (u doba DOS-a služila za pozivanje debuggera) ima 8 bitova (u heksadekadskom formatu je </text:span><text:span text:style-name="T301">cc</text:span><text:span text:style-name="T13">), dok</text:span><text:span text:style-name="T301"> int 0x20</text:span><text:span text:style-name="T13"> (u doba prvih verzija DOS-a služila za zatvaranje programa) ima 16 bitova (u heksadekadskom formatu je </text:span><text:span text:style-name="T301">20cd</text:span><text:span text:style-name="T13">), a </text:span><text:span text:style-name="T301">mov rax,[3*rbx+7]</text:span><text:span text:style-name="T13"> ima 40 bitova (heksadekadski </text:span><text:span text:style-name="T301">8b485b440007</text:span><text:span text:style-name="T13">). Potprogram </text:span><text:span text:style-name="T301">preprocessor.js</text:span><text:span text:style-name="T13"> također izvršava i sprema rezultate direktiva </text:span><text:span text:style-name="T301">constant</text:span><text:span text:style-name="T13"> i </text:span><text:span text:style-name="T301">namereg</text:span><text:span text:style-name="T13"> (za preimenovanje registara u smislene nazive) u </text:span><text:span text:style-name="T301">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92"> Only PERL can parse PERL.</text:span><text:span text:style-name="T13">.</text:span><text:span text:style-name="T192"> </text:span><text:span text:style-name="T13">Potprogram </text:span><text:span text:style-name="T301">preprocessor.js</text:span><text:span text:style-name="T13"> ima 140 redaka.</text:span></text:p>
          <text:p text:style-name="P92"><text:span text:style-name="T168">Tri godine kasnije, dodao sam FlatAssemblerovu naredbu </text:span><text:span text:style-name="T337">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38">if</text:span><text:span text:style-name="T169">-grananja, </text:span><text:span text:style-name="T338">if</text:span><text:span text:style-name="T169">-</text:span><text:span text:style-name="T338">else</text:span><text:span text:style-name="T169">-grananja i </text:span><text:span text:style-name="T338">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38">if</text:span><text:span text:style-name="T169">-grananjima i </text:span><text:span text:style-name="T338">while</text:span><text:span text:style-name="T169">-petljama u mom PicoBlaze asembleru </text:span><text:span text:style-name="T170">ne mogu nalaziti mnemonik</text:span><text:span text:style-name="T171">e</text:span><text:span text:style-name="T170"> ili naredba </text:span><text:span text:style-name="T339">address</text:span><text:span text:style-name="T170">, jer ne znam kako </text:span><text:soft-page-break/><text:span text:style-name="T170">bih, da to dopustim, izračunavao adrese labela. </text:span><text:span text:style-name="T171">U FlatAssembleru, recimo, mogu postojati programi kao što je ovaj </text:span><text:span text:style-name="T262">(</text:span><text:span text:style-name="T171">ne pazim na sintaksu, ali nadam se da će uspjeti shvatiti o čemu se radi):</text:span></text:p>
          <text:p text:style-name="P95">address 0</text:p>
          <text:p text:style-name="P95">firstLabel:</text:p>
          <text:p text:style-name="P97">if firstLabel=secondLabel</text:p>
          <text:p text:style-name="P98"><text:span text:style-name="T420"><text:s text:c="4"/>load </text:span><text:span text:style-name="T405">s0,s0</text:span></text:p>
          <text:p text:style-name="P95">endif</text:p>
          <text:p text:style-name="P95">secondLabel:</text:p>
          <text:p text:style-name="P103"><text:span text:style-name="T264">Na tako nešto, FlatAssembler upada u beskonačnu petlju, jer čim izračunaš adresu labelu </text:span><text:span text:style-name="T348">secondLabel</text:span><text:span text:style-name="T264">, ona se promijeni. Odlučio sam taj problem riješiti tako da se u </text:span><text:span text:style-name="T348">if</text:span><text:span text:style-name="T264">-grananjima i </text:span><text:span text:style-name="T348">while</text:span><text:span text:style-name="T264">-petljama mogu nalaziti samo pretprocesorske naredbe, </text:span><text:span text:style-name="T265">a ne i mnemonike</text:span><text:span text:style-name="T264">. Istina je da se neke funkcije </text:span><text:span text:style-name="T348">if</text:span><text:span text:style-name="T264">-grananja i </text:span><text:span text:style-name="T348">while</text:span><text:span text:style-name="T264">-petlja time gube, ali neke ostaju, a lagano je za implementirati. FlatAssemblerove makro-naredbe bile bi još korisnije nego </text:span><text:span text:style-name="T348">if</text:span><text:span text:style-name="T264">-grananja i </text:span><text:span text:style-name="T348">while</text:span><text:span text:style-name="T264">-petlje, ali nemam pojma kako ih implementirati.</text:span></text:p>
          <text:p text:style-name="P104"><text:span text:style-name="T264">Nedugo nakon što sam implementirao </text:span><text:span text:style-name="T348">display</text:span><text:span text:style-name="T264"> i </text:span><text:span text:style-name="T348">if</text:span><text:span text:style-name="T264"> i </text:span><text:span text:style-name="T348">while</text:span><text:span text:style-name="T264">, uočio sam jedan veoma neobičan bug u pretprocesoru. Naime, pretprocesorska naredba „</text:span><text:span text:style-name="T348">display a</text:span><text:span text:style-name="T264">” </text:span><text:span text:style-name="T266">(za prelazak u novi red, jer je ASCII kod znaka za novi red 10, a 10 je u heksadekadskom </text:span><text:span text:style-name="T349">a</text:span><text:span text:style-name="T266">) ne funkcionira ako je u vrijeme asembliranja UART isključen. </text:span><text:span text:style-name="T267">Nisam uspio točnije dijagnosticirati problem, i nemam pojma kako pretprocesor uopće može znati je li UART uključen ili isključen. Otvorio sam GitHub issue o tom problemu</text:span><text:span text:style-name="T267"><text:note text:id="ftn20" text:note-class="footnote"><text:note-citation>20</text:note-citation><text:note-body><text:p text:style-name="P46">https://github.com/FlatAssembler/PicoBlaze_Simulator_in_JS/issues/8</text:p></text:note-body></text:note></text:span><text:span text:style-name="T267">.</text:span></text:p>
          <text:p text:style-name="P105"><text:span text:style-name="T267">P</text:span><text:span text:style-name="T264">retprocesor, prije nego što krene procesirati program, definira dvije konstante: </text:span><text:span text:style-name="T348">PicoBlaze_Simulator_in_JS</text:span><text:span text:style-name="T264"> i </text:span><text:span text:style-name="T348">PicoBlaze_Simulator_for_Android</text:span><text:span text:style-name="T264">. Ukoliko pretprocesor misli da je pokrenut u internetskom pregledniku, </text:span><text:span text:style-name="T348">PicoBlaze_Simulator_in_JS</text:span><text:span text:style-name="T264"> postavlja u 1, a </text:span><text:span text:style-name="T348">PicoBlaze_Simulator_for_Android</text:span><text:span text:style-name="T264"> u 0. Ukoliko pretprocesor detektira da je pokrenut u mom programu </text:span><text:span text:style-name="T348">PicoBlaze_Simulator_for_Android</text:span><text:span text:style-name="T264"> (više o njemu na kraju ovog teksta), tako što je deklariran globalni objekt </text:span><text:span text:style-name="T348">PicoBlaze</text:span><text:span text:style-name="T264">, koji u </text:span><text:span text:style-name="T348">PicoBlaze_Simulator_for_Android</text:span><text:span text:style-name="T264"> služi kao sučelje pomoću kojeg komuniciraju potprogrami pisani u JavaScriptu s potprogramima pisanima u Javi (potprogrami pisani u Javi vide ga pod nazivom </text:span><text:span text:style-name="T348">WebAppInterface</text:span><text:span text:style-name="T264">), to je </text:span><text:span text:style-name="T268">vice versa</text:span><text:span text:style-name="T264">. Gotovo svi asembleri danas imaju pretprocesorske naredbe koje omogućuju asembliranom programu da detektira kojom se verzijom asemblera asemblira, uglavnom i naprednije nego ove što sam ugradio u svoj simulator PicoBlazea.</text:span></text:p>
          <text:p text:style-name="P106"><text:span text:style-name="T13">Compiler za moj programski jezik nema pretprocesor. Jedino u njemu što bi donekle podsjećalo na pretprocesor je to što driver, ako su prve dvije riječi u nizu koji vrati tokenizer „</text:span><text:span text:style-name="T303">#target WASI</text:span><text:span text:style-name="T13">” ili „</text:span><text:span text:style-name="T303">#targe</text:span><text:span text:style-name="T308">t</text:span><text:span text:style-name="T303"> browser</text:span><text:span text:style-name="T13">”, postavlja da globalna varijabla </text:span><text:span text:style-name="T303">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08">#target WASI</text:span><text:span text:style-name="T40">” ili „</text:span><text:span text:style-name="T308">#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4">browser</text:span><text:span text:style-name="T40">) i WASI (</text:span><text:span text:style-name="T204">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08">$stack_pointer</text:span><text:span text:style-name="T40">. To je, dakle, bio </text:span><text:span text:style-name="T204">quick-and-dirty fix</text:span><text:span text:style-name="T40"> da se moj compiler može koristiti ako ciljamo WASI.</text:span></text:p>
        </text:list-item>
        <text:list-item>
          <text:p text:style-name="P88"><text:span text:style-name="T301">simulator.js</text:span><text:span text:style-name="T13"> – Taj se potprogram pokreće u zasebnoj dretvi kad pritisnemo tipku </text:span><text:span text:style-name="T192">play</text:span><text:span text:style-name="T13"> ili </text:span><text:span text:style-name="T192">fast forward</text:span><text:span text:style-name="T13">, a u istoj dretvi ako pritisnemo tipku </text:span><text:span text:style-name="T192">single step</text:span><text:span text:style-name="T13">. On čita strojni kod u heksadekadskom obliku koji je u globalni objekt </text:span><text:span text:style-name="T301">machineCode</text:span><text:span text:style-name="T13"> (deklariran u </text:span><text:span text:style-name="T301">PicoBlaze.html</text:span><text:span text:style-name="T13">) upisao potprogram </text:span><text:span text:style-name="T301">assembler.js</text:span><text:span text:style-name="T13">, te simulira PicoBlaze pišući i čitajući iz memorije (globalni objekt </text:span><text:span text:style-name="T301">memory</text:span><text:span text:style-name="T13"> tipa </text:span><text:span text:style-name="T301">Uint8Array</text:span><text:span text:style-name="T13"> deklariran u </text:span><text:span text:style-name="T301">PicoBlaze.html</text:span><text:span text:style-name="T13">), registara (niz, zvan</text:span><text:span text:style-name="T301"> registers</text:span><text:span text:style-name="T13">,</text:span><text:span text:style-name="T301"> </text:span><text:span text:style-name="T13">od dva globalna objekta tipa <text:s/></text:span><text:span text:style-name="T301">Uint8Array</text:span><text:span text:style-name="T13"> deklarirana u <text:s/></text:span><text:span text:style-name="T301">PicoBlaze.html</text:span><text:span text:style-name="T13">, te globalna varijabla </text:span><text:span text:style-name="T301">PC</text:span><text:span text:style-name="T13">, </text:span><text:span text:style-name="T251">program counter</text:span><text:span text:style-name="T184">, koja pokazuje na naredbu u memoriji koja se trenutno izvršava</text:span><text:span text:style-name="T13">) i zastavica (gloablnih nizova </text:span><text:span text:style-name="T301">flagC</text:span><text:span text:style-name="T13">, </text:span><text:span text:style-name="T301">flagZ</text:span><text:span text:style-name="T13"> te globalnih varijabli </text:span><text:span text:style-name="T301">flagIE</text:span><text:span text:style-name="T13"> i </text:span><text:span text:style-name="T301">regbank</text:span><text:span text:style-name="T13">), pišući u izlaze (globalni objekt </text:span><text:span text:style-name="T301">output</text:span><text:span text:style-name="T13">), čitajući, koristeći DOM, ulaze iz one tablice s 256 HTML-ovih </text:span><text:span text:style-name="T301">input</text:span><text:span text:style-name="T13">-a, te upravljajući stogom </text:span><text:span text:style-name="T301">callStack</text:span><text:span text:style-name="T13">. Naknadno je dodano da za svaku naredbu </text:span><text:soft-page-break/><text:span text:style-name="T13">provjerava je li na njoj breakpoint </text:span><text:span text:style-name="T93">(to je moguće tako što globalni objekt </text:span><text:span text:style-name="T322">machineCode</text:span><text:span text:style-name="T93">, osim heksadekadskih stringova koji predstavljaju naredbe u strojnom kodu, sadrži i redni broj linije asemblerskog koda odakle naredbe dolaze, pa potprogram </text:span><text:span text:style-name="T322">simulator.js</text:span><text:span text:style-name="T93"> može provjeriti nalazi li se redni broj linije asemblerskog koda odakle dolazi trenutna naredba strojnog koda u globalnom nizu </text:span><text:span text:style-name="T322">breakpoints</text:span><text:span text:style-name="T93">)</text:span><text:span text:style-name="T13">. Potprogram </text:span><text:span text:style-name="T301">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92">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7"><text:span text:style-name="T13">Pri pisanju </text:span><text:span text:style-name="T303">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92">regbank</text:span><text:span text:style-name="T13">, da li zadržavaju svoj sadržaj ili postoje zasebne zastavice za svaki </text:span><text:span text:style-name="T192">regbank </text:span><text:span text:style-name="T13">(kao na računalu Z80, koji je po mnogo čemu sličan PicoBlazeu, ali o njemu ima daleko više informacija na internetu). Odlučio sam u </text:span><text:span text:style-name="T303">simulator.js</text:span><text:span text:style-name="T13"> uprogramirati da za svaki </text:span><text:span text:style-name="T192">regbank</text:span><text:span text:style-name="T13"> postoje zasebne zastavice </text:span><text:span text:style-name="T48">(kao na Z80)</text:span><text:span text:style-name="T13">, </text:span><text:span text:style-name="T45">a ispod tablice sa zastavicima napisati napomenu „</text:span><text:span text:style-name="T206">I have good reasons to think the emulation of flags is unrealistic, especially when it comes to REGBANKs.</text:span><text:span text:style-name="T45">”</text:span><text:span text:style-name="T13">. </text:span><text:span text:style-name="T107">Također sam naletio na problem da sam i u </text:span><text:span text:style-name="T326">assembler.js</text:span><text:span text:style-name="T107"> i </text:span><text:span text:style-name="T109">u</text:span><text:span text:style-name="T107"> </text:span><text:span text:style-name="T326">simulator.js</text:span><text:span text:style-name="T107"> </text:span><text:span text:style-name="T174">bio </text:span><text:span text:style-name="T107">uprogramirao krivi </text:span><text:span text:style-name="T222">opcode</text:span><text:span text:style-name="T107"> </text:span><text:span text:style-name="T173">(</text:span><text:span text:style-name="T174">O</text:span><text:span text:style-name="T173">no što se u asemblerskom jeziku zove mnemonika, u strojnom jeziku zove se </text:span><text:span text:style-name="T242">opcode</text:span><text:span text:style-name="T173">. </text:span><text:span text:style-name="T174">Riječ </text:span><text:span text:style-name="T242">opcode</text:span><text:span text:style-name="T174"> dolazi od </text:span><text:span text:style-name="T249">op</text:span><text:span text:style-name="T242">eration </text:span><text:span text:style-name="T249">code</text:span><text:span text:style-name="T174">.</text:span><text:span text:style-name="T173">)</text:span><text:span text:style-name="T107"> za mnemoniku </text:span><text:span text:style-name="T326">star</text:span><text:span text:style-name="T107"> (</text:span><text:span text:style-name="T248">st</text:span><text:span text:style-name="T222">ore </text:span><text:span text:style-name="T248">ar</text:span><text:span text:style-name="T222">gument</text:span><text:span text:style-name="T107">, stavi podatak u registar u drugoj </text:span><text:span text:style-name="T222">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23">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p text:style-name="P108"><text:span text:style-name="T108">K</text:span><text:span text:style-name="T13">orisnik GitHuba </text:span><text:span text:style-name="T192">agustiza</text:span><text:span text:style-name="T13"> koristio je moj simulator na sveučilištu u Argentini te je uočio da sam ja pogrešno implementirao </text:span><text:span text:style-name="T192">bit-shifting</text:span><text:span text:style-name="T13"> operaciju </text:span><text:span text:style-name="T303">sra</text:span><text:span text:style-name="T13">, te mi je 21. kolovoza 2023. napravio </text:span><text:span text:style-name="T192">pull request</text:span><text:span text:style-name="T13"> s ispravkom tog buga</text:span><text:span text:style-name="T13"><text:note text:id="ftn21" text:note-class="footnote"><text:note-citation>21</text:note-citation><text:note-body><text:p text:style-name="P46">https://github.com/FlatAssembler/PicoBlaze_Simulator_in_JS/pull/10</text:p></text:note-body></text:note></text:span><text:span text:style-name="T13">, koji sam prihvatio.</text:span></text:p>
        </text:list-item>
        <text:list-item>
          <text:p text:style-name="P88"><text:span text:style-name="T301">tokenizer.js</text:span><text:span text:style-name="T13"> – Tokenizer je dio compilera koji kaže drugim dijelovima compilera gdje završava koja riječ, a gdje počinje druga, u programskom jeziku. Riječi u programskom jeziku zovu se tokeni (engleski </text:span><text:span text:style-name="T192">token</text:span><text:span text:style-name="T13"> izvan svijeta informatike znači </text:span><text:span text:style-name="T192">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92">hiragana</text:span><text:span text:style-name="T13">, </text:span><text:span text:style-name="T192">katakana</text:span><text:span text:style-name="T13"> i </text:span><text:span text:style-name="T192">kandži</text:span><text:span text:style-name="T13">. </text:span><text:span text:style-name="T192">Kandži</text:span><text:span text:style-name="T13"> su kineski znakovi i koriste se za pisanje korijena riječi </text:span><text:span text:style-name="T34">(i izvorno japanskih riječi i ranih posuđenica iz kineskog)</text:span><text:span text:style-name="T13">. </text:span><text:span text:style-name="T192">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92">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301">tokenizer.js</text:span><text:span text:style-name="T13"> ima 95 linija. Tokenizer za moj programski jezik</text:span><text:span text:style-name="T299"><text:note text:id="ftn22" text:note-class="footnote"><text:note-citation>22</text:note-citation><text:note-body><text:p text:style-name="P45">https://github.com/FlatAssembler/AECforWebAssembly/raw/master/tokenizer.cpp</text:p></text:note-body></text:note></text:span><text:span text:style-name="T13">, za usporedbu, ima 260 linija. Jedna od glavnih razlika između algoritma koji </text:span><text:soft-page-break/><text:span text:style-name="T13">sam koristio za svoj programski jezik i algoritma koji sam koristio za PicoBlaze je ta što u PicoBlazeu nisam pokušavao zapisivati broj stupca (</text:span><text:span text:style-name="T192">column number</text:span><text:span text:style-name="T13">),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01">\”</text:span><text:span text:style-name="T13">...), dok tokenizer za PicoBlazeov asembler ne mora. U compileru za moj programski jezik tokenizer zamjenjuje tokene poput </text:span><text:span text:style-name="T301">'a'</text:span><text:span text:style-name="T13"> odgovarajućim ASCII vrijednostima (što možda i nije bila dobra ideja, jer poruke o pogreškama tipa</text:span><text:span text:style-name="T192"> unexpected token </text:span><text:span text:style-name="T13">zbog toga mogu biti nejasne), u asembleru za PicoBlaze to radi potprogram </text:span><text:span text:style-name="T301">TreeNode.js</text:span><text:span text:style-name="T13">.</text:span></text:p>
          <text:p text:style-name="P109"><text:span text:style-name="T13">Kada sam pisao primjer PicoBlaze asemblerskog programa zvan „</text:span><text:span text:style-name="T192">Regbanks-Flags Test</text:span><text:span text:style-name="T13">”, naletio sam na idući problem. Programi kao što je ovaj:</text:span></text:p>
          <text:p text:style-name="P96">address 0</text:p>
          <text:p text:style-name="P96">load s9, " "</text:p>
          <text:p text:style-name="P93"><text:span text:style-name="T142">Prva naredba znači „</text:span><text:span text:style-name="T232">Počni pisati strojni kod od adrese 0.</text:span><text:span text:style-name="T142">” (i svaki PicoBlaze asemblerski program mora počinjati takvom naredbom), a druga naredba znaći „</text:span><text:span text:style-name="T232">U registar </text:span><text:span text:style-name="T344">s9</text:span><text:span text:style-name="T232"> učitaj ASCII vrijednost razmaka.</text:span><text:span text:style-name="T142">”. Kad sam svom PicoBlaze simulatoru zadao da to asemblira, dobio sam ovakvu poruku o pogrešci: „</text:span><text:span text:style-name="Emphasis"><text:span text:style-name="T256">Line </text:span></text:span><text:span text:style-name="Emphasis"><text:span text:style-name="T257">#2</text:span></text:span><text:span text:style-name="Emphasis"><text:span text:style-name="T256">: The AST node "load" should have exactly three child nodes (a comma is also a child node).</text:span></text:span><text:span text:style-name="T142">”. To sam na brzinu riješio tako što sam umjesto druge naredbe napisao:</text:span></text:p>
          <text:p text:style-name="P96">load s9, 20 ;Space</text:p>
          <text:p text:style-name="P100">Naime, 20 je heksadekadski ASCII kod od razmaka. Pretpostav<text:span text:style-name="T424">io sam odmah</text:span> da se programi kao što je onaj koji sam napisao gore ne daju asemblirati zbog nekog buga u tokenizeru, ali nisam točnije dijagnosticirao problem. <text:span text:style-name="T424">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92">examplese</text:span><text:span text:style-name="T13">. Slike koje predstavljaju </text:span><text:span text:style-name="T192">play</text:span><text:span text:style-name="T13">, </text:span><text:span text:style-name="T192">pause</text:span><text:span text:style-name="T13">, </text:span><text:span text:style-name="T192">stop</text:span><text:span text:style-name="T13">, </text:span><text:span text:style-name="T192">fast forward</text:span><text:span text:style-name="T13"> i </text:span><text:span text:style-name="T192">single step</text:span><text:span text:style-name="T13"> su u SVG formatu i uređivane u Inkscapeu. Ikona za </text:span><text:span text:style-name="T192">Assembler Test</text:span><text:span text:style-name="T13"> u GIF je formatu i uređivana u GIMP-u. Ikone za primjer </text:span><text:span text:style-name="T192">Hexadecimal Counter</text:span><text:span text:style-name="T13"> te ikona koja predstavlja točku prekida (</text:span><text:span text:style-name="T192">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7"><text:span text:style-name="T13">22. kolovoza 2023. godine korisnik GitHuba </text:span><text:span text:style-name="T192">agustiza</text:span><text:span text:style-name="T13"> napravio je </text:span><text:span text:style-name="T192">pull request</text:span><text:span text:style-name="T13"> u kojem se nalaze upute JEST-u (JavaScriptski framework koji služi za automatska testiranja) kako da automatski testira tokenizer</text:span><text:span text:style-name="T13"><text:note text:id="ftn23" text:note-class="footnote"><text:note-citation>23</text:note-citation><text:note-body><text:p text:style-name="P46">https://github.com/FlatAssembler/PicoBlaze_Simulator_in_JS/pull/11</text:p></text:note-body></text:note></text:span><text:span text:style-name="T13">, koji sam ja prihvatio. </text:span><text:span text:style-name="T178">Taj </text:span><text:span text:style-name="T245">agustiza</text:span><text:span text:style-name="T178"> mi je napisao</text:span><text:span text:style-name="T13"> da misli da bi automatske testove bilo mnogo lakše raditi da su moji potprogrami JavaScriptski moduli, a ne da se uključuju sa </text:span><text:span text:style-name="T303">&lt;script src="..."&gt;</text:span><text:span text:style-name="T13">, a ja sam mu napisao da bih onda slomio kompatibilnost s Firefoxom 52 (jer je prva verzija Firefoxa koja podržava module Firefox 60), a da mi je važno da moj simulator PicoBlazea funkcionira u njemu. </text:span><text:span text:style-name="T179">Kasnije smo dodali automatsko testiranje parsera, evaluacije aritmetičkih izraza od strane potprograma </text:span><text:span text:style-name="T342">TreeNode.js</text:span><text:span text:style-name="T179">, te malo automatskog testiranja </text:span><text:span text:style-name="T342">simulator.js</text:span><text:span text:style-name="T179">-a. Međutim, </text:span><text:span text:style-name="T246">test coverage</text:span><text:span text:style-name="T179"> još je uvijek jako nizak, i, ako ćete doprinositi ovom projektu, nemojte se oslanjati isključivo na te automatske testove, već radite i ručno testiranje.</text:span></text:p>
      <text:p text:style-name="P80"><text:span text:style-name="T13">U compileru za moj programski jezik još postoji, kao i u compilerima za većinu programskih jezika, semantički analizer</text:span><text:span text:style-name="T13"><text:note text:id="ftn24" text:note-class="footnote"><text:note-citation>24</text:note-citation><text:note-body><text:p text:style-name="P46">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99">More people have been to Russia than I have.</text:span><text:span text:style-name="T25">”, „</text:span><text:span text:style-name="T199">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99">Bezbojne zelene ideje spavaju bijesno.</text:span><text:span text:style-name="T25">”, Chomskyjeva rečenica je gramatički ispravna, samo što riječi imaju kontradiktorna značenja. Isto je to drugi fenomen nego poznata (obnovljena u raspravama o vezi </text:span><text:soft-page-break/><text:span text:style-name="T25">programskih i ljudskih jezika) Walter Burleyeva rečenica o kojoj je raspravljao 1328. godine „</text:span><text:span text:style-name="T199">Omne homo habens asinum videt illum.</text:span><text:span text:style-name="T25">”, nju je teško gramatički analizirati, ali, po njemu, svatko tko govori latinski složit će se da je to gramatički ispravna rečenica i da znači „</text:span><text:span text:style-name="T199">Ne posjeduješ magarca ako ga ne vidiš.</text:span><text:span text:style-name="T25">”. Govornici engleskog jezika ne slažu se što znači „</text:span><text:span text:style-name="T199">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5">Omne homo habens asinum videt illum.</text:span><text:span text:style-name="T44">” postojati u programskim jezicima</text:span><text:span text:style-name="T44"><text:note text:id="ftn25" text:note-class="footnote"><text:note-citation>25</text:note-citation><text:note-body><text:p text:style-name="P79">Korisnik StackExchangea <text:span text:style-name="T366">kaya3</text:span><text:span text:style-name="T387"> misli da se re</text:span><text:span text:style-name="T285">čenice kao što je „</text:span><text:span text:style-name="T277">Omne homo habens asinum videt illum.</text:span><text:span text:style-name="T285">” mogu napraviti u Rustu i u drugim programskim jezicima koji podržavaju </text:span><text:span text:style-name="T277">pattern-matching</text:span><text:span text:style-name="T285">: </text:span><text:span text:style-name="T350">https://languagedesign.stackexchange.com/a/1463/330</text:span></text:p></text:note-body></text:note></text:span><text:span text:style-name="T44">, ali rečenice kao što su „</text:span><text:span text:style-name="T205">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200">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09">?:</text:span><text:span text:style-name="T309"><text:note text:id="ftn26" text:note-class="footnote"><text:note-citation>26</text:note-citation><text:note-body><text:p text:style-name="P46">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09">?:</text:span><text:span text:style-name="T49"> u PHP-u skraćeno pišu </text:span><text:span text:style-name="T208">else-if</text:span><text:span text:style-name="T49"> izrazi)</text:span><text:span text:style-name="T49"><text:note text:id="ftn27" text:note-class="footnote"><text:note-citation>27</text:note-citation><text:note-body><text:p text:style-name="P46">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8" text:note-class="footnote"><text:note-citation>28</text:note-citation><text:note-body><text:p text:style-name="P46">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07">rici</text:span><text:span text:style-name="T207"><text:note text:id="ftn29" text:note-class="footnote"><text:note-citation>29</text:note-citation><text:note-body><text:p text:style-name="P46">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10">d = 0 ? 0 : n / d</text:span></text:span><text:span text:style-name="T50">” (ako je varijabla </text:span><text:span text:style-name="T310">d</text:span><text:span text:style-name="T50"> jednaka nuli; </text:span><text:span text:style-name="T310">=</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10">n / d</text:span><text:span text:style-name="T50">” </text:span><text:span text:style-name="T52">(treći operand)</text:span><text:span text:style-name="T50"> izračunava prije nego </text:span><text:span text:style-name="T55">što se izračunava</text:span><text:span text:style-name="T50"> „</text:span><text:span text:style-name="T310">d = 0</text:span><text:span text:style-name="T50">” </text:span><text:span text:style-name="T52">(prvi operand)</text:span><text:span text:style-name="T50">. </text:span><text:span text:style-name="T52">Pa mi je </text:span><text:span text:style-name="T209">kaya3</text:span><text:span text:style-name="T52"> odgovorio da je jedna od stvari na koju moramo paziti kad implementiramo </text:span><text:span text:style-name="T311">?:</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30" text:note-class="footnote"><text:note-citation>30</text:note-citation><text:note-body><text:p text:style-name="P72">Program kojim sam to isprobao dostupan je na mom GitHub profilu: <text:span text:style-name="T302">https://github.com/FlatAssembler/AECforWebAssembly/issues/19#issue-1751055396</text:span></text:p></text:note-body></text:note></text:span><text:span text:style-name="T52">. </text:span><text:span text:style-name="T53">On je ispisivao ovakvu poruku o pogrešci:</text:span></text:p>
      <text:p text:style-name="P38"><text:span text:style-name="Source_20_Text"><text:span text:style-name="T312">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10">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11">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13">?:</text:span></text:span><text:span text:style-name="Source_20_Text"><text:span text:style-name="T60"> </text:span></text:span><text:span text:style-name="Source_20_Text"><text:span text:style-name="T212">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13">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66">Time flies like an arrow.</text:span>” (Je li <text:span text:style-name="T366">flies</text:span> ovdje glagol ili imenica? Je li <text:span text:style-name="T366">like</text:span> ovdje glagol ili veznik? <text:span text:style-name="T386">O tome ovisi kako ćemo parsirati tu rečenicu.</text:span>). Za takve programske jezike compileri između tokenizera i parsera imaju leksički analizer, koji parseru naznačuje koja je riječ koje vrste. Takve su rečenice moguće u C-u i C++-u, i to je poznato kao <text:span text:style-name="T366">typedef problem</text:span>. O<text:span text:style-name="T376">n je pojava da, </text:span><text:span text:style-name="T382">izvan konteksta</text:span><text:span text:style-name="T376">, </text:span><text:span text:style-name="T377">prvi*drugi;</text:span><text:span text:style-name="T376"> (točka-zarez je dio izraza) može značiti i </text:span><text:soft-page-break/><text:span text:style-name="T376">„</text:span><text:span text:style-name="T379">Deklariraj pokazivač koji se zove 'drugi' koji će pokazivati na instancu klase ili strukture koja se zove 'prvi'.</text:span><text:span text:style-name="T376">”, ali može značiti i „</text:span><text:span text:style-name="T379">Uzmi vrijednosti varijabli koje se zovu 'prvi' i 'drugi', pomnoži ih, stavi rezultat na sistemski stog i onda ga zanemari.</text:span><text:span text:style-name="T376">”. Drugo značenje je, naravno, besmisleno (zanemarimo li da se operator množenja </text:span><text:span text:style-name="T378">*</text:span><text:span text:style-name="T376"> u C++-u može preopteretiti u nešto sa side-effectsima), ali je gramatički moguće. </text:span><text:span text:style-name="T381">Rečenice tipa „</text:span><text:span text:style-name="T380">Time flies like an arrow.</text:span><text:span text:style-name="T381">” nisu moguće niti na </text:span><text:span text:style-name="T383">PicoBlazeovom</text:span><text:span text:style-name="T381"> asemblerskom jeziku </text:span><text:span text:style-name="T383">(osim </text:span><text:span text:style-name="T385">što one</text:span><text:span text:style-name="T383"> riječi </text:span><text:span text:style-name="T384">enable</text:span><text:span text:style-name="T383"> i </text:span><text:span text:style-name="T384">disable</text:span><text:span text:style-name="T383"> mogu biti i glagoli i prilozi, ali to se trivijalno riješi u parseru)</text:span><text:span text:style-name="T381"> niti u mom programskom jeziku </text:span><text:span text:style-name="T382">(barem se nadam da je tako)</text:span><text:span text:style-name="T381">,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301">PicoBlaze.html</text:span><text:span text:style-name="T13"> dohvaća koristeći JavaScriptinu naredbu </text:span><text:span text:style-name="T301">fetch</text:span><text:span text:style-name="T13">. Prvi se primjer zove </text:span><text:span text:style-name="T192">Fibonacci Sequence</text:span><text:span text:style-name="T13">. On ispisuje Fibonaccijeve brojeve koji stanu u jedan byte (koliko su veliki PicoBlazeovi registri, svih 32), dakle, manje od 256. One koje se mogu prikazati u BCD (</text:span><text:span text:style-name="T192">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01">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6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3">Program </text:span><text:span text:style-name="T192">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92">Gray Code</text:span><text:span text:style-name="T13"> koristi algoritam opisan na engleskoj Wikipediji, te se vrti u beskonačnoj petlji čitajući s ulaza. Ima 25 redaka. Program </text:span><text:span text:style-name="T192">Assembler Test</text:span><text:span text:style-name="T13"> je besmislen program koji koristi sve naredbe koje podržava assembler za PicoBlaze, da bude lakše testirati assembler. </text:span><text:span text:style-name="T183">Ako se pokrene u simulatoru, vrti se u beskonačnoj petlji.</text:span><text:span text:style-name="T13">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63">Slika</text:span> <text:sequence text:ref-name="refText0" text:name="Text" text:formula="ooow:Text+1" style:num-format="1">1</text:sequence>: Program "Assembler Test" besmislen je program koji se dobije uz moj simulator PicoBlazea, <text:span text:style-name="T364">njemu</text:span> je <text:span text:style-name="T364">jedini</text:span> cilj ispoljiti greške u asembleru ukoliko one postoje.</text:p></draw:text-box></draw:frame><text:soft-page-break/></text:p>
      <text:p text:style-name="P32"><text:span text:style-name="T13">Naknadno su dodani primjeri </text:span><text:span text:style-name="T192">Binary to Decimal</text:span><text:span text:style-name="T13"> i </text:span><text:span text:style-name="T192">Hexadecimal Counter</text:span><text:span text:style-name="T184">. </text:span><text:span text:style-name="T251">Binary to Decimal</text:span><text:span text:style-name="T184">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54">Binary to Decimal</text:span><text:span text:style-name="T190"> ima 54 retka. Isprobao sam ga na pravom PicoBlazeu i radio je. On koristi regbankse i zastavice, ali ne oslanja se na neku pretpostavku o tome kako se zastavice ponašaju kad se promijeni regbank, tako da to nije dokaz da </text:span><text:span text:style-name="T191">je</text:span><text:span text:style-name="T190"> emulacija zastavica </text:span><text:span text:style-name="T191">u mom simulatoru</text:span><text:span text:style-name="T190"> realistična </text:span><text:span text:style-name="T191">što se tiče</text:span><text:span text:style-name="T190"> regbank</text:span><text:span text:style-name="T191">sa</text:span><text:span text:style-name="T190">.</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51">Hexadecimal Counter </text:span><text:span text:style-name="T184">besmislen je program koji pali i gasi LED-ice te prikazuje heksadecimalne brojeve na 7-segmentnim pokaznicima. Nakon svih tih primjera dodan je i primjer </text:span><text:span text:style-name="T251">Decimal to Binary</text:span><text:span text:style-name="T184">, koji pretvara dekadske brojeve u binarne, a dekadski brojevi se u njega upisuju koristeći UART, a isto tako se iz UART-a čitaju binarni brojevi koji su rezultati. </text:span><text:span text:style-name="T253">Decimal to Binary</text:span><text:span text:style-name="T186"> najkompliciraniji je PicoBlaze program koji sam </text:span><text:span text:style-name="T188">ikada</text:span><text:span text:style-name="T186"> napravio, ima 283 retka.</text:span><text:span text:style-name="T184"> </text:span><text:span text:style-name="T252">Decimal to Binary</text:span><text:span text:style-name="T185"> je sada drugi po redu s lijeva </text:span><text:span text:style-name="T186">u popisu primjera </text:span><text:span text:style-name="T187">u simulatoru </text:span><text:span text:style-name="T188">(da ne prestrašim početnike, koji će najvjerojatnije prvo kliknuti prvi </text:span><text:span text:style-name="T189">primjer</text:span><text:span text:style-name="T188"> s lijeva)</text:span><text:span text:style-name="T185">.</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66">Decimal to Binary</text:span>, na žalost, za sada nisam uspio pokrenuti na pravom PicoBlazeu. Kad sam pokušao, nije radio, a nisam imao vremena dijagnosticirati problem, čak ni to je li problem u mom programu ili je li problem u tome kako sam postavio PicoBlaze. <text:span text:style-name="T374">Tako da trebate taj program kao primjer korištenja UART-a na PicoBlazeu uzeti </text:span><text:span text:style-name="T367">cum grano salis</text:span><text:span text:style-name="T374">. </text:span><text:span text:style-name="T392">Dodao sam upozorenje o tome na početak tog programa </text:span><text:span text:style-name="T393">i otvorio pitanje o tome na nekoliko internetskih foruma, ali do sada nisam naletio na nekog stručnjaka za PicoBlaze na </text:span><text:span text:style-name="T394">nekom</text:span><text:span text:style-name="T393"> internetskom forumu </text:span><text:span text:style-name="T397">(a nije pomoglo to što moderatori nisu baš bili oduševljeni mojim pitanjem, s programom od skoro 300 redaka u kojem ne znam ni otprilike gdje bi se nalazila greška)</text:span><text:span text:style-name="T393">. </text:span><text:span text:style-name="T395">Kao što sam napisao dok sam opisivao </text:span><text:span text:style-name="T352">simulator.js</text:span><text:span text:style-name="T395">, imam dobar razlog za vjerovati da je emulacija regbanksova u mom simulatoru PicoBlazea nerealistična, ali program </text:span><text:span text:style-name="T368">Decimal to Binary</text:span><text:span text:style-name="T395"> ne koristi regbankse, tako da nije u tome problem. </text:span><text:span text:style-name="T398">Korisnik StackExchangea </text:span><text:span text:style-name="T369">Sep Roland</text:span><text:span text:style-name="T369"><text:note text:id="ftn31" text:note-class="footnote"><text:note-citation>31</text:note-citation><text:note-body><text:p text:style-name="P46">https://codereview.stackexchange.com/questions/253951/converting-decimal-to-binary-in-assembly/253978#253978</text:p></text:note-body></text:note></text:span><text:span text:style-name="T398"> ima neke negativne komentare na moj primjer programa </text:span><text:span text:style-name="T369">Decimal to Binary</text:span><text:span text:style-name="T398"> koji nisu vezani za to radi li taj program na pravom PicoBlazeu. Jedan od njegovih pri</text:span><text:span text:style-name="T399">govora je</text:span><text:span text:style-name="T398"> da </text:span><text:span text:style-name="T370">Decimal to Binary</text:span><text:span text:style-name="T398"> ima mnogo nepotrebnih provjera ispravnosti. Kako on kaže, „</text:span><text:span text:style-name="T359">Your ‘basic sanity checks’ are more of ‘insanity’ checks.</text:span><text:span text:style-name="T398">”, „</text:span><text:span text:style-name="T369">Tvoje provjere ispravnosti više su provjere ludosti.</text:span><text:span text:style-name="T398">”. On tvrdi da sve te provjere ispravnosti ne samo da usporavaju program i čine ga teško čitljivim ljudima, nego da možda i povećavaju rizik od pogreške </text:span><text:span text:style-name="T401">(Što ako taj kôd koji provjerava je li se dogodila greška zapravo pogrešan, i prekine izvođenje programa iako se zapravo greška koju on traži nije dogodila?)</text:span><text:span text:style-name="T398">. </text:span><text:span text:style-name="T399">Slično mi je i netko na Redditu rekao za moj compiler koji prevodi AEC na WebAssembly: „</text:span><text:span text:style-name="T370">Ti kažeš da taj tvoj compiler ima 5'500 redaka, ali oko 50% toga jesu iste ili slične provjere i poruke o pogrešci nakon kojih slijedi naredba </text:span><text:span text:style-name="T353">exit(1)</text:span><text:span text:style-name="T370">, a u ostatku je hrpa bacanja iznimki. Mrzio bih raditi u timu s nekim tko piše takve programe.</text:span><text:span text:style-name="T399">”.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54">vector</text:span><text:span text:style-name="T399"> bacala iznimku. Međutim, nije, nego je program radio ispravno na Linuxu i Windowsima, a na FreeBSD-u je izazivao </text:span><text:span text:style-name="T370">segmentation fault</text:span><text:span text:style-name="T370"><text:note text:id="ftn32" text:note-class="footnote"><text:note-citation>32</text:note-citation><text:note-body><text:p text:style-name="P46">https://github.com/FlatAssembler/AECforWebAssembly/issues/3</text:p></text:note-body></text:note></text:span><text:span text:style-name="T399">. Da sam dodao još koju naoko-besmislenu provjeru u parser </text:span><text:span text:style-name="T400">za moj programski jezik</text:span><text:span text:style-name="T399">, t</text:span><text:span text:style-name="T402">o </text:span><text:span text:style-name="T399">mi se ne bi dogodilo. </text:span><text:span text:style-name="T402">I mislim da nije moguće da se pogreška zbog koje </text:span><text:span text:style-name="T371">Decimal to Binary</text:span><text:span text:style-name="T402"> ne radi na pravom PicoBlazeu nalazi u tim </text:span><text:span text:style-name="T371">sanity checkingsima</text:span><text:span text:style-name="T402">, jer </text:span><text:span text:style-name="T371">sanity checkingsi</text:span><text:span text:style-name="T402"> u </text:span><text:span text:style-name="T371">Decimal to Binary</text:span><text:span text:style-name="T402">, </text:span><text:span text:style-name="T403">ukoliko detektiraju pogrešku, pozivaju proceduru abort koja ispisuje „</text:span><text:span text:style-name="T372">ERROR!</text:span><text:span text:style-name="T403">” prije nego što upadne u beskonačnu petlju. Da je greška u nekom od tih </text:span><text:span text:style-name="T372">sanity checkingsa</text:span><text:span text:style-name="T403">, ispisao bi se „</text:span><text:span text:style-name="T372">ERROR!</text:span><text:span text:style-name="T403">”, ne bi bilo da PicoBlaze ne reagira ni na što na </text:span><text:span text:style-name="T404">UART</text:span><text:span text:style-name="T403"> terminalu (kao što je bilo kad sam pokušao pokrenuti </text:span><text:span text:style-name="T372">Decimal to Binary</text:span><text:span text:style-name="T403"> na pravom PicoBlazeu).</text:span></text:p>
      <text:p text:style-name="P17">Oko tri godine poslije toga, napisao sam primjer <text:span text:style-name="T366">Regbanks-Flags Test</text:span>. To je program koji provjerava kako se zastavice na PicoBlazeu uistinu ponašaju kad se promijeni <text:span text:style-name="T366">regbank</text:span>. Ima 211 redaka, a jezgra mu je ovo:</text:p>
      <text:p text:style-name="P16"><text:span text:style-name="Source_20_Text"><text:span text:style-name="T302">regbank a</text:span></text:span></text:p>
      <text:p text:style-name="Preformatted_20_Text"><text:span text:style-name="Source_20_Text"><text:span text:style-name="T347">load s0, 0</text:span></text:span></text:p>
      <text:p text:style-name="Preformatted_20_Text"><text:span text:style-name="Source_20_Text"><text:span text:style-name="T347">sub <text:s/>s0, 0</text:span></text:span></text:p>
      <text:p text:style-name="Preformatted_20_Text"><text:span text:style-name="Source_20_Text"><text:span text:style-name="T347">regbank b</text:span></text:span></text:p>
      <text:p text:style-name="Preformatted_20_Text"><text:span text:style-name="Source_20_Text"><text:span text:style-name="T347">load s0, 1</text:span></text:span></text:p>
      <text:p text:style-name="Preformatted_20_Text"><text:span text:style-name="Source_20_Text"><text:span text:style-name="T347">sub <text:s/>s0, 0</text:span></text:span></text:p>
      <text:p text:style-name="Preformatted_20_Text"><text:span text:style-name="Source_20_Text"><text:span text:style-name="T347">regbank a</text:span></text:span></text:p>
      <text:p text:style-name="Preformatted_20_Text"><text:span text:style-name="Source_20_Text"><text:span text:style-name="T347">jump z , success</text:span></text:span></text:p>
      <text:p text:style-name="P85"><text:soft-page-break/><text:span text:style-name="Source_20_Text"><text:span text:style-name="T347">jump nz, failure</text:span></text:span></text:p>
      <text:p text:style-name="P23"><text:span text:style-name="T406">N</text:span><text:span text:style-name="T405">aredba „</text:span><text:span text:style-name="T303">regbank a</text:span><text:span text:style-name="T405">” znači „</text:span><text:span text:style-name="T415">Postavi regbanku A kao trenutnu regbanku.</text:span><text:span text:style-name="T405">” (</text:span><text:span text:style-name="T303">regbank</text:span><text:span text:style-name="T405"> je ovdje mnemonika, glagol, a ne imenica). Naredba „</text:span><text:span text:style-name="T303">load s0, 0</text:span><text:span text:style-name="T405">” znači „</text:span><text:span text:style-name="T415">Učitaj u registar </text:span><text:span text:style-name="T343">s0</text:span><text:span text:style-name="T415">, u trenutnoj regbanki, broj 0.</text:span><text:span text:style-name="T405">”. U dijalektima asemblera koji ciljaju na ugrađene sustave (</text:span><text:span text:style-name="T415">embedded systems</text:span><text:span text:style-name="T405">) za učitavanje vrijednosti u registar obično se koristi mnemonika </text:span><text:span text:style-name="T415">load</text:span><text:span text:style-name="T405"> (engleska riječ za </text:span><text:span text:style-name="T415">učitati</text:span><text:span text:style-name="T405">), a u asemblerskim dijalektima koji ciljaju PC-e i mobitele obično se koristi mnemonika </text:span><text:span text:style-name="T415">mov</text:span><text:span text:style-name="T405"> (od latinskog </text:span><text:span text:style-name="T415">movere</text:span><text:span text:style-name="T405">, </text:span><text:span text:style-name="T415">premjestiti</text:span><text:span text:style-name="T405">). Naredba „</text:span><text:span text:style-name="T303">sub s0, 0</text:span><text:span text:style-name="T405">” znači „</text:span><text:span text:style-name="T415">Oduzmi vrijednost 0 od registra </text:span><text:span text:style-name="T343">s0</text:span><text:span text:style-name="T415">.</text:span><text:span text:style-name="T405">”, mnemonika </text:span><text:span text:style-name="T303">sub</text:span><text:span text:style-name="T405"> dolazi od latinske riječi za </text:span><text:span text:style-name="T415">oduzeti</text:span><text:span text:style-name="T405">, </text:span><text:span text:style-name="T415">subtrahere</text:span><text:span text:style-name="T405">, od </text:span><text:span text:style-name="T415">sub</text:span><text:span text:style-name="T405"> (ispod) i </text:span><text:span text:style-name="T415">trahere</text:span><text:span text:style-name="T405"> (vući). Ako se nakon izvršenja te naredbe u registru nalazi vrijednost nula (kao u ovom slučaju), zastavica </text:span><text:span text:style-name="T303">z</text:span><text:span text:style-name="T405"> u trenutnoj regbanki postavlja se u jedinicu. Naredba „</text:span><text:span text:style-name="T303">regbank b</text:span><text:span text:style-name="T405">”, naravno, znači „</text:span><text:span text:style-name="T415">Postavi regbanku B kao trenutnu regbanku.</text:span><text:span text:style-name="T405">”. Zatim se u registar </text:span><text:span text:style-name="T303">s0</text:span><text:span text:style-name="T405"> učitava vrijednost 1, pa, kad se ponovno izvrti naredba „</text:span><text:span text:style-name="T303">sub s0, 0</text:span><text:span text:style-name="T405">”, zastavica </text:span><text:span text:style-name="T303">z</text:span><text:span text:style-name="T405"> postavlja se u nulu (a ne u jedinicu, kao zadnji put). Zatim se vraćamo u regbanku A i ispitujemo je li zastavica </text:span><text:span text:style-name="T303">z</text:span><text:span text:style-name="T405"> postavljena u jedinicu ili u nulu.</text:span></text:p>
      <text:p text:style-name="P24"><text:span text:style-name="T406">N</text:span><text:span text:style-name="T405">a koji će label skočiti </text:span><text:span text:style-name="T411">(</text:span><text:span text:style-name="T331">jump</text:span><text:span text:style-name="T411">)</text:span><text:span text:style-name="T405"> nakon što se izvrti taj dio programa? Ako sam ja u pravu, i u PicoBlazeu postoje zasebne zastavice (</text:span><text:span text:style-name="T415">flags</text:span><text:span text:style-name="T405">) za svaki regbank </text:span><text:span text:style-name="T407">(kao na Z80)</text:span><text:span text:style-name="T405">, skočit će na label </text:span><text:span text:style-name="T303">success</text:span><text:span text:style-name="T405">. </text:span><text:span text:style-name="T407">Ako je profesor Ivan Aleksi u pravu, i u oba rebanksa na PicoBlazeu koriste se iste zastavice, skočit će na label </text:span><text:span text:style-name="T329">failure</text:span><text:span text:style-name="T407">. U mom simulatoru, naravno, skače na </text:span><text:span text:style-name="T329">success</text:span><text:span text:style-name="T407">. </text:span><text:span text:style-name="T408">Program </text:span><text:span text:style-name="T416">Regbanks-Flags Test</text:span><text:span text:style-name="T408"> ispisuje svoje rezultate na UART, a, u slučaju da to ne upali, označava ih i LED-icama. </text:span><text:span text:style-name="T409">Kada idući put budem imao pristup PicoBlazeu, isprobat ću taj program na njemu. </text:span><text:span text:style-name="T410">Većina ljudi koji su mi se javili na internetskim forumima misli da je profesor Ivan Aleksi u pravu, ali nitko nije dao uvjerljiv dokaz (recimo, snimku zaslona UART terminala PicoBlazea kad se na njemu pokrene taj moj program </text:span><text:span text:style-name="T418">Regbanks-Flags Test</text:span><text:span text:style-name="T410">).</text:span><text:span text:style-name="T409"> Program </text:span><text:span text:style-name="T417">Regbanks-Flags Test</text:span><text:span text:style-name="T409"> dodan je na kraj, kao 7. primjer.</text:span></text:p>
      <text:p text:style-name="P25"><text:span text:style-name="T409">N</text:span><text:span text:style-name="T405">ekoliko tjedana nakon što sam napisao </text:span><text:span text:style-name="T415">Regbanks-Flags Test</text:span><text:span text:style-name="T405">, znatno sam unaprijedio pretprocesor svog asemblera za PicoBlaze, pa sam napisao primjer </text:span><text:span text:style-name="T415">Preprocessor Test</text:span><text:span text:style-name="T405">. Program </text:span><text:span text:style-name="T415">Preprocessor Test</text:span><text:span text:style-name="T405"> za vrijeme asembliranja koristeći </text:span><text:span text:style-name="T303">if</text:span><text:span text:style-name="T405">-</text:span><text:span text:style-name="T303">else</text:span><text:span text:style-name="T405">-grananja i </text:span><text:span text:style-name="T303">while</text:span><text:span text:style-name="T405">-petlji izračunava brojeve u Fibonaccijevom nizu manje od 100 i ispisuje ih na terminal koristeći novododanu naredbu </text:span><text:span text:style-name="T303">display</text:span><text:span text:style-name="T405"> (koju sam preuzeo iz FlatAssemblera). </text:span><text:span text:style-name="T412">Program </text:span><text:span text:style-name="T419">Preprocessor Test</text:span><text:span text:style-name="T412"> ne sadrži mnemonike </text:span><text:span text:style-name="T413">i ne prevodi se ni u kakav strojni kod. </text:span><text:span text:style-name="T414">On je dodan na kraj, kao 8. primjer.</text:span></text:p>
      <text:p text:style-name="P41"><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3" text:note-class="footnote"><text:note-citation>33</text:note-citation><text:note-body><text:p text:style-name="P46">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jezik koji cilja na x86 ispisuje asemblerski kôd kompatibilan s i486, ali se onaj analogni sat zbog naredbi koje koristim u umetnutom asemblerskom kodu </text:span><text:span text:style-name="T70">(</text:span><text:span text:style-name="T314">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14">roseForDOS.aec</text:span><text:span text:style-name="T70">, pazio sam da u umetnuti asembler ne ubacim ni jednu instrukciju nekompatibilnu s i486, tako da </text:span><text:span text:style-name="T71">bi</text:span><text:span text:style-name="T70"> se </text:span><text:span text:style-name="T314">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5">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28">10</text:span> divova: <text:span text:style-name="T428">osam</text:span> primjera PicoBlaze programa i dva diva s linkovima. <text:span text:style-name="T421">U slučaju da netko taj moj PicoBlaze simulator pokuša pokrenuti u internetskom pregledniku u kojem se JavaScript ne uspije izvrtjeti, u tom flexboxu nalazi se poruka o tome i link na web-stranicu TOR Browsera. </text:span><text:span text:style-name="T422">TOR Browser, naime, koristi SpiderMonkey compiler za JavaScript, koji je poznat po tome da najbolje optimizira kod, znatno bolje nego V8 (koj</text:span><text:span text:style-name="T423">i</text:span><text:span text:style-name="T422">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92">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33">atheistforums.org</text:span><text:span text:style-name="T231"> </text:span><text:span text:style-name="T159">zvan</text:span><text:span text:style-name="T237"> </text:span><text:span text:style-name="T231">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4" text:note-class="footnote"><text:note-citation>34</text:note-citation><text:note-body><text:p text:style-name="P46">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99"><text:note text:id="ftn35" text:note-class="footnote"><text:note-citation>35</text:note-citation><text:note-body><text:p text:style-name="P45">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92">hasslea</text:span><text:span text:style-name="T13"> instalacije naprednijih simulatora.</text:span></text:p>
      <text:p text:style-name="P82"><text:span text:style-name="T13">Korisnik foruma </text:span><text:span text:style-name="T303">atheistforums.org</text:span><text:span text:style-name="T13"> zvan </text:span><text:span text:style-name="T192">bennyboy</text:span><text:span text:style-name="T13"> ima dvije ideje kako ubrzati moj program. On misli da potprogram </text:span><text:span text:style-name="T303">assembler.js</text:span><text:span text:style-name="T13"> znatno usporava to što se za svaki čvor u apstraktnom sintaksnom stablu mnogo puta provjerava je li riječ o registru, te da bih to trebao provjeriti samo jednom i rezultat te provjere pridružiti </text:span><text:span text:style-name="T192">boolean</text:span><text:span text:style-name="T13"> varijabli</text:span><text:span text:style-name="T13"><text:note text:id="ftn36" text:note-class="footnote"><text:note-citation>36</text:note-citation><text:note-body><text:p text:style-name="P46">https://atheistforums.org/thread-61911-post-2112572.html#pid2112572</text:p></text:note-body></text:note></text:span><text:span text:style-name="T13">. On također misli da bih u </text:span><text:span text:style-name="T303">simulator.js</text:span><text:span text:style-name="T13"> trebao više koristiti </text:span><text:span text:style-name="T192">switch-case</text:span><text:span text:style-name="T13">, a manje </text:span><text:span text:style-name="T192">if-else</text:span><text:span text:style-name="T13">, jer se </text:span><text:span text:style-name="T192">switch-case</text:span><text:span text:style-name="T13"> compilira u optimiziraniji asemblerski kod (barem </text:span><text:span text:style-name="T192">bennyboy</text:span><text:span text:style-name="T13"> i </text:span><text:span text:style-name="T192">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7" text:note-class="footnote"><text:note-citation>37</text:note-citation><text:note-body><text:p text:style-name="P46">https://atheistforums.org/thread-61911-post-2112817.html#pid2112817</text:p></text:note-body></text:note></text:span><text:span text:style-name="T13">. </text:span><text:span text:style-name="T15">Bilo bi zanimljivo dati si truda i provjeriti te teze. </text:span><text:span text:style-name="T237">HappySkeptic</text:span><text:span text:style-name="T159"> je pokušao analizirati performanse mog PicoBlaze simulatora dok se vrti program </text:span><text:span text:style-name="T237">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8" text:note-class="footnote"><text:note-citation>38</text:note-citation><text:note-body><text:p text:style-name="P46">https://atheistforums.org/thread-61911-post-2113176.html#pid2113176</text:p></text:note-body></text:note></text:span><text:span text:style-name="T159"> </text:span><text:span text:style-name="T160">(koji su, naravno, za program </text:span><text:span text:style-name="T238">Decimal to Binary</text:span><text:span text:style-name="T160"> beskorisni, jer program </text:span><text:span text:style-name="T238">Decimal to Binary</text:span><text:span text:style-name="T160"> koristi UART za komunikaciju s korisnikom, a ne prekidače, LED-ice ili 7-segmentne pokaznike, koji se prikazuju SVG-</text:span><text:soft-page-break/><text:span text:style-name="T160">ovima)</text:span><text:span text:style-name="T159">. </text:span><text:span text:style-name="T163">U tom bi se slučaju moj simulator PicoBlazea, barem za programe kao što je </text:span><text:span text:style-name="T239">Decimal to Binary</text:span><text:span text:style-name="T163">, mogao znatno ubrzati tako da omogućimo korisniku da </text:span><text:span text:style-name="T239">disable</text:span><text:span text:style-name="T163">a SVG-ove, kao što se sada može </text:span><text:span text:style-name="T239">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3"><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59">(</text:span><text:span text:style-name="T79">dakle, da ponovno napišem </text:span><text:span text:style-name="T315">simulator.js</text:span><text:span text:style-name="T79">, ali ne u JavaScriptu, nego u Javi</text:span><text:span text:style-name="T259">)</text:span><text:span text:style-name="T13">. Java isto nije idealan jezik za pisanje simulatora (sakupljanje smeća...), ali neki uspješni simulatori ipak jesu pisani u Javi (jDosbox...), jer je Java ipak brža nego JavaScript </text:span><text:span text:style-name="T259">(</text:span><text:span text:style-name="T79">statičko tipiranje...</text:span><text:span text:style-name="T259">)</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15">assembler.js</text:span><text:span text:style-name="T79">, </text:span><text:span text:style-name="T315">parser.js</text:span><text:span text:style-name="T79">, </text:span><text:span text:style-name="T315">preprocessor.js</text:span><text:span text:style-name="T79">, </text:span><text:span text:style-name="T315">tokenizer.js</text:span><text:span text:style-name="T79"> i </text:span><text:span text:style-name="T315">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9" text:note-class="footnote"><text:note-citation>39</text:note-citation><text:note-body><text:p text:style-name="P46">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32">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75">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88">I zahvaljujem GitHubu što hosta moju web-stranicu </text:span><text:span text:style-name="T390">(uključujući i PicoBlaze Simulator)</text:span><text:span text:style-name="T388">, i još me nije zabranio zbog govora mržnje. </text:span><text:span text:style-name="T389">Prije je moju web-stranicu hostala ciparska tvrtka 000webhost, pa su me zabranili zbog govora mržnje. </text:span><text:span text:style-name="T390">Za slučaj da me i GitHub zabrani, ovaj PicoBlaze Simulator hosta se i na SourceForgeu</text:span><text:span text:style-name="T390"><text:note text:id="ftn40" text:note-class="footnote"><text:note-citation>40</text:note-citation><text:note-body><text:p text:style-name="P48">https://picoblaze-simulator.sourceforge.io/</text:p></text:note-body></text:note></text:span><text:span text:style-name="T390">, ali na SourceForgeu ne </text:span><text:span text:style-name="T391">p</text:span><text:span text:style-name="T390">ostam ništa kontroverzno zbog čega bi me imali razloga zabraniti. </text:span><text:span text:style-name="T396">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56">The author of the text was frustrated by the shortcomings of existing</text:span><text:span text:style-name="T277"> </text:span><text:span text:style-name="T278">simulators of the small computer called</text:span><text:span text:style-name="T277"> </text:span><text:span text:style-name="T356">PicoBlaze, </text:span><text:span text:style-name="T278">so he</text:span><text:span text:style-name="T356"> created a different PicoBlaze simulator in the JavaScript programming language. This simulator can be run in modern Internet browsers</text:span><text:span text:style-name="T356"><text:note text:id="ftn41" text:note-class="footnote"><text:note-citation>41</text:note-citation><text:note-body><text:p text:style-name="P47">https://flatassembler.github.io/PicoBlaze/PicoBlaze.html</text:p></text:note-body></text:note></text:span><text:span text:style-name="T356"> (the author thinks that the oldest Internet browser in which the simulator works properly is Firefox 52, the last version of Firefox that can</text:span><text:span text:style-name="T277"> </text:span><text:span text:style-name="T278">be</text:span><text:span text:style-name="T277"> </text:span><text:span text:style-name="T356">run on Windows XP, </text:span><text:span text:style-name="T357">and it is also the version of Firefox that comes with Solaris 11.4, which is the latest version of Solaris today</text:span><text:span text:style-name="T356">). The text </text:span><text:span text:style-name="T278">explains</text:span><text:span text:style-name="T356"> the details of how the author made his simulator and what the advantages and disadvantages</text:span><text:span text:style-name="T277"> </text:span><text:span text:style-name="T278">are</text:span><text:span text:style-name="T277"> </text:span><text:span text:style-name="T356">of that simulator compared to</text:span><text:span text:style-name="T277"> </text:span><text:span text:style-name="T279">the</text:span><text:span text:style-name="T277"> </text:span><text:span text:style-name="T356">existing simulators.</text:span><text:span text:style-name="T277"> </text:span><text:span text:style-name="T280">The author is also comparing the parts of the simulator with similar parts of other programs he has made earlier (mostly a compiler that compiles his programming language to WebAssembly).</text:span><text:span text:style-name="T277"> </text:span><text:span text:style-name="T356">No frameworks were used, the code was written mainly in VIM (for minor changes) and Eclipse (for major changes), GIMP and Inkscape were used for image editing, programming tools</text:span><text:span text:style-name="T277"> </text:span><text:span text:style-name="T279">that come with Firefox</text:span><text:span text:style-name="T277"> </text:span><text:span text:style-name="T356">were used for</text:span><text:span text:style-name="T277"> </text:span><text:span text:style-name="T279">debugging the program,</text:span><text:span text:style-name="T277"> </text:span><text:span text:style-name="T356">and the LGTM internet service </text:span><text:span text:style-name="T279">was also used to search for errors</text:span><text:span text:style-name="T356">. Prettier (for HTML and CSS) and ClangFormat (for JavaScript) were used to format the code.</text:span></text:p>
      <text:p text:style-name="P67">Životopis</text:p>
      <text:p text:style-name="P34"><text:span text:style-name="T275">Ja sam Teo Samaržija, rođen sam 1999. u Osijeku. Osnovnu školu sam završio u Donjem Miholjcu (Osnovna škola August Harambašić), a u srednju školu išao sam</text:span><text:bookmark text:name="_GoBack"/><text:span text:style-name="T275"> u Opću gimnaziju u Donjem Miholjcu (1. razred, dio 2. razreda, kraj 3. razreda i 4. razred), te u Opću gimnaziju u Našicama (kraj 2. razreda i početak 3. razreda).</text:span></text:p>
      <text:p text:style-name="P35"><text:span text:style-name="T275">Često sam sudjelovao na informatičkim natjecanjima. U 6. razredu osnovne osvojio sam 3. mjesto na županijskom natjecanju</text:span><text:span text:style-name="T275"><text:note text:id="ftn42" text:note-class="footnote"><text:note-citation>42</text:note-citation><text:note-body><text:p text:style-name="Footnote">https://informatika.azoo.hr/natjecanje/dogadjaj/175/rezultati</text:p></text:note-body></text:note></text:span><text:span text:style-name="T275">, u 7. razredu 4. mjesto na državnom natjecanju</text:span><text:span text:style-name="T275"><text:note text:id="ftn43" text:note-class="footnote"><text:note-citation>43</text:note-citation><text:note-body><text:p text:style-name="Footnote">https://informatika.azoo.hr/natjecanje/dogadjaj/235/rezultati</text:p></text:note-body></text:note></text:span><text:span text:style-name="T275">, u 8. razredu 6. mjesto na državnom natjecanju</text:span><text:span text:style-name="T275"><text:note text:id="ftn44" text:note-class="footnote"><text:note-citation>44</text:note-citation><text:note-body><text:p text:style-name="Footnote">https://informatika.azoo.hr/natjecanje/dogadjaj/288/rezultati</text:p></text:note-body></text:note></text:span><text:span text:style-name="T275"> (sve je to organizirao Infokup), u srednjoj školi sam se, kad sam bio 3. razred, natjecao na HONI-ju, te sam osvojio 15. mjesto</text:span><text:span text:style-name="T275"><text:note text:id="ftn45" text:note-class="footnote"><text:note-citation>4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75">. 2019. godine sam, kao student prve godine, sudjelovao na STEM Games natjecanju iz programiranja, na kojem je moja ekipa osvojila 7. mjesto</text:span><text:span text:style-name="T275"><text:note text:id="ftn46" text:note-class="footnote"><text:note-citation>46</text:note-citation><text:note-body><text:p text:style-name="Footnote">https://stemgames.hr/wp-content/uploads/2019/05/SG-Rezultati-2019-znanje-T.pdf</text:p></text:note-body></text:note></text:span><text:span text:style-name="T275">. Osim na natjecanjima iz informatike, sudjelovao sam, kad sam bio 2. razred srednje škole, i na AZOO-vom državnom natjecanju iz latinskog jezika, gdje sam osvojio 7. mjesto</text:span><text:span text:style-name="T275"><text:note text:id="ftn47" text:note-class="footnote"><text:note-citation>47</text:note-citation><text:note-body><text:p text:style-name="Footnote">https://www.azoo.hr/images/rezultati_klas_jezici_lat_gimnazije2016.pdf</text:p></text:note-body></text:note></text:span><text:span text:style-name="T275">.</text:span></text:p>
      <text:p text:style-name="P42"><text:span text:style-name="T292">Kad sam bio gimnazijalac, i</text:span><text:span text:style-name="T275">zdavačka kuća Panon izdala mi je knjigu pod naslovom </text:span><text:span text:style-name="T276">Jezici za gimnazijalce</text:span><text:span text:style-name="T276"><text:note text:id="ftn48" text:note-class="footnote"><text:note-citation>48</text:note-citation><text:note-body><text:p text:style-name="Footnote">http://www.glas-slavonije.hr/365330/3/Gimnazijalac-Teo-napisao--i-objavio-knjigu-o-jeziku</text:p></text:note-body></text:note></text:span><text:span text:style-name="T276">.</text:span><text:span text:style-name="T285"> </text:span><text:span text:style-name="T286">Knjiga</text:span><text:span text:style-name="T281"> Jezici za gimnazijalce</text:span><text:span text:style-name="T286"> ima dva dijela, prvi je o povijesnoj lingvistici, a drugi o vezi programskih i prirodnih jezika. </text:span><text:span text:style-name="T287">Naravno, sada i o jednom i o drugom znam mnogo više nego što sam znao kad sam pisao tu knjigu.</text:span><text:span text:style-name="T277"> </text:span><text:span text:style-name="T294">Ka</text:span><text:span text:style-name="T295">d sam bio</text:span><text:span text:style-name="T293"> student prve godine,</text:span><text:span text:style-name="T275"> sudjelovao </text:span><text:span text:style-name="T294">sam</text:span><text:span text:style-name="T275"> na konferenciji </text:span><text:span text:style-name="T276">Kopački Rit, Jučer, Danas, Sutra</text:span><text:span text:style-name="T275"> s prezentacijom </text:span><text:span text:style-name="T276">Toponimija Baranje u svjetlu novih promišljanja</text:span><text:span text:style-name="T276"><text:note text:id="ftn49" text:note-class="footnote"><text:note-citation>49</text:note-citation><text:note-body><text:p text:style-name="Footnote">https://bib.irb.hr/datoteka/957836.Kopacki.pdf</text:p></text:note-body></text:note></text:span><text:span text:style-name="T275">. 2022. godine napisao sam tekst </text:span><text:span text:style-name="T283">Etimologija Karašica</text:span><text:span text:style-name="T296">,</text:span><text:span text:style-name="T275"> o ideji da je to k-r što se ponavlja u nazivima rijeka u Hrvatskoj (Krka, Korana, Kravarščica, Krbavica, Krapina, dvije Karašice) </text:span><text:span text:style-name="T290">bila</text:span><text:span text:style-name="T275"> </text:span><text:span text:style-name="T290">ilirska riječ za</text:span><text:span text:style-name="T275"> </text:span><text:span text:style-name="T277">teći</text:span><text:span text:style-name="T285"> </text:span><text:span text:style-name="T286">(da je ilirska riječ za </text:span><text:span text:style-name="T281">teći</text:span><text:span text:style-name="T286"> bila </text:span><text:span text:style-name="T281">*karr</text:span><text:span text:style-name="T358">~kurr</text:span><text:span text:style-name="T360">, </text:span><text:span text:style-name="T286">recimo, da </text:span><text:span text:style-name="T288">ime</text:span><text:span text:style-name="T281"> </text:span><text:span text:style-name="T282">Karašica</text:span><text:span text:style-name="T286"> dolazi od ne</text:span><text:span text:style-name="T288">potvrđenog ilirskog imena koje se može rekonstruirati</text:span><text:span text:style-name="T286"> ili </text:span><text:span text:style-name="T288">kao</text:span><text:span text:style-name="T286"> </text:span><text:span text:style-name="T281">*Kurrurrissia</text:span><text:span text:style-name="T286"> ili </text:span><text:span text:style-name="T288">kao</text:span><text:span text:style-name="T286"> </text:span><text:span text:style-name="T281">*Kurrirrissia</text:span><text:span text:style-name="T286">, a </text:span><text:span text:style-name="T288">ime</text:span><text:span text:style-name="T286"> </text:span><text:span text:style-name="T281">Krapina</text:span><text:span text:style-name="T286"> </text:span><text:span text:style-name="T288">od </text:span><text:span text:style-name="T284">*Karpona</text:span><text:span text:style-name="T289"> ili, manje vjerojatno, od nečeg kao</text:span><text:span text:style-name="T286"> </text:span><text:span text:style-name="T281">*Kurrippuppona</text:span><text:span text:style-name="T286">, i tako dalje)</text:span><text:span text:style-name="T285">, on je objavljen u Valpovačkom godišnjaku </text:span><text:span text:style-name="T289">(što je spomenuto u Glasu Slavonije</text:span><text:span text:style-name="T285"><text:note text:id="ftn50" text:note-class="footnote"><text:note-citation>50</text:note-citation><text:note-body><text:p text:style-name="Footnote"><text:a xlink:type="simple" xlink:href="http://www.glas-slavonije.hr/vijest.aspx?id=498689" text:style-name="Internet_20_link" text:visited-style-name="Visited_20_Internet_20_Link"><text:span text:style-name="Internet_20_link"><text:span text:style-name="T362">http://www.glas-slavonije.hr/vijest.aspx?id=498689</text:span></text:span></text:a></text:p></text:note-body></text:note></text:span><text:span text:style-name="T289">)</text:span><text:span text:style-name="T285">, na mojoj web-stranici</text:span><text:span text:style-name="T285"><text:note text:id="ftn51" text:note-class="footnote"><text:note-citation>51</text:note-citation><text:note-body><text:p text:style-name="P69">https://flatassembler.github.io/Karasica.doc</text:p></text:note-body></text:note></text:span><text:span text:style-name="T285">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52" text:note-class="footnote"><text:note-citation>52</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3T16:19:59.568000000</dc:date>
    <meta:editing-duration>P1DT8H4M3S</meta:editing-duration>
    <meta:editing-cycles>300</meta:editing-cycles>
    <meta:generator>LibreOffice/7.5.3.2$Windows_X86_64 LibreOffice_project/9f56dff12ba03b9acd7730a5a481eea045e468f3</meta:generator>
    <meta:document-statistic meta:table-count="2" meta:image-count="10" meta:object-count="0" meta:page-count="28" meta:paragraph-count="230" meta:word-count="15606" meta:character-count="103501" meta:non-whitespace-character-count="88113"/>
  </office:meta>
</office:document-meta>
</file>